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FreeSans1" svg:font-family="FreeSans" style:font-family-generic="swiss"/>
    <style:font-face style:name="Tahoma1" svg:font-family="Tahoma" style:font-family-generic="swiss"/>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4925in" fo:margin-right="0.0402in" fo:text-indent="0in" style:auto-text-indent="false"/>
      <style:text-properties fo:font-weight="bold" style:font-weight-asian="bold" style:font-weight-complex="bold"/>
    </style:style>
    <style:style style:name="P3" style:family="paragraph" style:parent-style-name="Standard">
      <style:paragraph-properties fo:margin-left="0in" fo:margin-right="0.0402in" fo:text-indent="0in" style:auto-text-indent="false"/>
      <style:text-properties fo:font-weight="bold" style:font-weight-asian="bold" style:font-weight-complex="bold"/>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paragraph-rsid="0038a9a8"/>
    </style:style>
    <style:style style:name="P6" style:family="paragraph" style:parent-style-name="Contents_20_1">
      <style:paragraph-properties>
        <style:tab-stops>
          <style:tab-stop style:position="6.6528in" style:type="right" style:leader-style="dotted" style:leader-text="."/>
        </style:tab-stops>
      </style:paragraph-properties>
    </style:style>
    <style:style style:name="P7" style:family="paragraph" style:parent-style-name="Standard" style:master-page-name="Index">
      <style:paragraph-properties style:page-number="auto"/>
    </style:style>
    <style:style style:name="P8" style:family="paragraph" style:parent-style-name="List_20_Indent">
      <style:text-properties officeooo:paragraph-rsid="00671058"/>
    </style:style>
    <style:style style:name="P9" style:family="paragraph" style:parent-style-name="List_20_Indent">
      <style:text-properties officeooo:paragraph-rsid="007a0661"/>
    </style:style>
    <style:style style:name="P10" style:family="paragraph" style:parent-style-name="List_20_Indent">
      <style:paragraph-properties fo:margin-left="0.2799in" fo:margin-right="0in" fo:text-indent="0in" style:auto-text-indent="false" fo:break-before="page"/>
      <style:text-properties fo:font-weight="bold" style:font-weight-asian="bold" style:font-weight-complex="bold"/>
    </style:style>
    <style:style style:name="P11" style:family="paragraph" style:parent-style-name="List_20_Contents">
      <style:text-properties officeooo:rsid="0046ccb6" officeooo:paragraph-rsid="005c66dd"/>
    </style:style>
    <style:style style:name="P12" style:family="paragraph" style:parent-style-name="List_20_Contents">
      <style:text-properties officeooo:rsid="0046ccb6" officeooo:paragraph-rsid="005b038b"/>
    </style:style>
    <style:style style:name="P13" style:family="paragraph" style:parent-style-name="List_20_Contents">
      <style:text-properties officeooo:rsid="0046ccb6" officeooo:paragraph-rsid="00488ee7"/>
    </style:style>
    <style:style style:name="P14" style:family="paragraph" style:parent-style-name="List_20_Contents">
      <style:text-properties officeooo:rsid="0046ccb6" officeooo:paragraph-rsid="0049de67"/>
    </style:style>
    <style:style style:name="P15" style:family="paragraph" style:parent-style-name="List_20_Contents">
      <style:text-properties officeooo:rsid="0046ccb6" officeooo:paragraph-rsid="00579a62"/>
    </style:style>
    <style:style style:name="P16" style:family="paragraph" style:parent-style-name="List_20_Contents">
      <style:text-properties officeooo:rsid="0046ccb6" officeooo:paragraph-rsid="005a1806"/>
    </style:style>
    <style:style style:name="P17" style:family="paragraph" style:parent-style-name="List_20_Contents">
      <style:text-properties officeooo:rsid="0046ccb6" officeooo:paragraph-rsid="0046ccb6"/>
    </style:style>
    <style:style style:name="P18" style:family="paragraph" style:parent-style-name="List_20_Contents">
      <style:text-properties officeooo:rsid="0046ccb6" officeooo:paragraph-rsid="004acc3a"/>
    </style:style>
    <style:style style:name="P19" style:family="paragraph" style:parent-style-name="List_20_Contents">
      <style:text-properties officeooo:rsid="0046ccb6" officeooo:paragraph-rsid="0056f75f"/>
    </style:style>
    <style:style style:name="P20" style:family="paragraph" style:parent-style-name="List_20_Contents">
      <style:text-properties officeooo:rsid="0046ccb6" officeooo:paragraph-rsid="00557605"/>
    </style:style>
    <style:style style:name="P21" style:family="paragraph" style:parent-style-name="List_20_Contents">
      <style:text-properties officeooo:rsid="0046ccb6" officeooo:paragraph-rsid="00544452"/>
    </style:style>
    <style:style style:name="P22" style:family="paragraph" style:parent-style-name="List_20_Contents">
      <style:text-properties officeooo:rsid="0046ccb6" officeooo:paragraph-rsid="00530716"/>
    </style:style>
    <style:style style:name="P23" style:family="paragraph" style:parent-style-name="List_20_Contents">
      <style:text-properties officeooo:rsid="0046ccb6" officeooo:paragraph-rsid="00513be6"/>
    </style:style>
    <style:style style:name="P24" style:family="paragraph" style:parent-style-name="List_20_Contents">
      <style:text-properties officeooo:rsid="0046ccb6" officeooo:paragraph-rsid="004fb128"/>
    </style:style>
    <style:style style:name="P25" style:family="paragraph" style:parent-style-name="List_20_Contents">
      <style:text-properties officeooo:rsid="0046ccb6" officeooo:paragraph-rsid="004af23c"/>
    </style:style>
    <style:style style:name="P26" style:family="paragraph" style:parent-style-name="List_20_Contents">
      <style:text-properties officeooo:rsid="0046ccb6" officeooo:paragraph-rsid="004e17e5"/>
    </style:style>
    <style:style style:name="P27" style:family="paragraph" style:parent-style-name="List_20_Contents">
      <style:text-properties officeooo:rsid="0046ccb6" officeooo:paragraph-rsid="004c9c0f"/>
    </style:style>
    <style:style style:name="P28" style:family="paragraph" style:parent-style-name="List_20_Contents">
      <style:text-properties officeooo:rsid="00579a62" officeooo:paragraph-rsid="00579a62"/>
    </style:style>
    <style:style style:name="P29" style:family="paragraph" style:parent-style-name="List_20_Contents">
      <style:text-properties officeooo:rsid="004acc3a" officeooo:paragraph-rsid="00589171"/>
    </style:style>
    <style:style style:name="P30" style:family="paragraph" style:parent-style-name="List_20_Contents">
      <style:text-properties officeooo:rsid="00557605" officeooo:paragraph-rsid="00557605"/>
    </style:style>
    <style:style style:name="P31" style:family="paragraph" style:parent-style-name="List_20_Contents">
      <style:text-properties officeooo:rsid="005cd280" officeooo:paragraph-rsid="005cd280"/>
    </style:style>
    <style:style style:name="P32" style:family="paragraph" style:parent-style-name="List_20_Contents">
      <style:text-properties officeooo:rsid="00530716" officeooo:paragraph-rsid="00530716"/>
    </style:style>
    <style:style style:name="P33" style:family="paragraph" style:parent-style-name="List_20_Contents">
      <style:text-properties officeooo:rsid="00513be6" officeooo:paragraph-rsid="00513be6"/>
    </style:style>
    <style:style style:name="P34" style:family="paragraph" style:parent-style-name="List_20_Contents">
      <style:text-properties officeooo:rsid="004fb128" officeooo:paragraph-rsid="004fb128"/>
    </style:style>
    <style:style style:name="P35" style:family="paragraph" style:parent-style-name="List_20_Contents">
      <style:text-properties officeooo:paragraph-rsid="004c9c0f"/>
    </style:style>
    <style:style style:name="P36" style:family="paragraph" style:parent-style-name="List_20_Contents">
      <style:text-properties officeooo:rsid="004c9c0f" officeooo:paragraph-rsid="004c9c0f"/>
    </style:style>
    <style:style style:name="P37" style:family="paragraph" style:parent-style-name="List_20_Contents">
      <style:text-properties officeooo:rsid="004af23c" officeooo:paragraph-rsid="004c9c0f"/>
    </style:style>
    <style:style style:name="P38" style:family="paragraph" style:parent-style-name="List_20_Contents">
      <style:text-properties officeooo:rsid="005cdb31" officeooo:paragraph-rsid="005cdb31"/>
    </style:style>
    <style:style style:name="P39" style:family="paragraph" style:parent-style-name="List_20_Contents">
      <style:text-properties officeooo:rsid="005cdb31" officeooo:paragraph-rsid="00651eca"/>
    </style:style>
    <style:style style:name="P40" style:family="paragraph" style:parent-style-name="List_20_Contents">
      <style:text-properties officeooo:rsid="005cdb31" officeooo:paragraph-rsid="0065740e"/>
    </style:style>
    <style:style style:name="P41" style:family="paragraph" style:parent-style-name="List_20_Contents">
      <style:text-properties officeooo:rsid="005cdb31" officeooo:paragraph-rsid="005f205d"/>
    </style:style>
    <style:style style:name="P42" style:family="paragraph" style:parent-style-name="List_20_Contents">
      <style:text-properties officeooo:rsid="00647d60" officeooo:paragraph-rsid="00647d60"/>
    </style:style>
    <style:style style:name="P43" style:family="paragraph" style:parent-style-name="List_20_Contents">
      <style:text-properties officeooo:rsid="00651eca" officeooo:paragraph-rsid="00651eca"/>
    </style:style>
    <style:style style:name="P44" style:family="paragraph" style:parent-style-name="List_20_Contents">
      <style:text-properties officeooo:rsid="00651eca" officeooo:paragraph-rsid="0065740e"/>
    </style:style>
    <style:style style:name="P45" style:family="paragraph" style:parent-style-name="List_20_Contents">
      <style:text-properties officeooo:rsid="00631d10" officeooo:paragraph-rsid="00631d10"/>
    </style:style>
    <style:style style:name="P46" style:family="paragraph" style:parent-style-name="List_20_Contents">
      <style:text-properties officeooo:rsid="0062fb51" officeooo:paragraph-rsid="0062fb51"/>
    </style:style>
    <style:style style:name="P47" style:family="paragraph" style:parent-style-name="List_20_Contents">
      <style:text-properties officeooo:rsid="005dc0b0" officeooo:paragraph-rsid="005f205d"/>
    </style:style>
    <style:style style:name="P48" style:family="paragraph" style:parent-style-name="List_20_Contents">
      <style:text-properties officeooo:rsid="00610d27" officeooo:paragraph-rsid="00610d27"/>
    </style:style>
    <style:style style:name="P49" style:family="paragraph" style:parent-style-name="List_20_Contents">
      <style:text-properties officeooo:paragraph-rsid="007e7cf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3d8d93"/>
    </style:style>
    <style:style style:name="T4" style:family="text">
      <style:text-properties officeooo:rsid="003de50b"/>
    </style:style>
    <style:style style:name="T5" style:family="text">
      <style:text-properties officeooo:rsid="004acc3a"/>
    </style:style>
    <style:style style:name="T6" style:family="text">
      <style:text-properties officeooo:rsid="004c9c0f"/>
    </style:style>
    <style:style style:name="T7" style:family="text">
      <style:text-properties officeooo:rsid="004e17e5"/>
    </style:style>
    <style:style style:name="T8" style:family="text">
      <style:text-properties officeooo:rsid="004fb128"/>
    </style:style>
    <style:style style:name="T9" style:family="text">
      <style:text-properties officeooo:rsid="00530716"/>
    </style:style>
    <style:style style:name="T10" style:family="text">
      <style:text-properties officeooo:rsid="00589171"/>
    </style:style>
    <style:style style:name="T11" style:family="text">
      <style:text-properties officeooo:rsid="005a1806"/>
    </style:style>
    <style:style style:name="T12" style:family="text">
      <style:text-properties officeooo:rsid="005dc0b0"/>
    </style:style>
    <style:style style:name="T13" style:family="text">
      <style:text-properties officeooo:rsid="0065740e"/>
    </style:style>
    <style:style style:name="T14" style:family="text">
      <style:text-properties officeooo:rsid="006600ec"/>
    </style:style>
    <style:style style:name="T15" style:family="text">
      <style:text-properties officeooo:rsid="00671058"/>
    </style:style>
    <style:style style:name="T16" style:family="text">
      <style:text-properties officeooo:rsid="007ceb63"/>
    </style:style>
    <style:style style:name="T17" style:family="text">
      <style:text-properties officeooo:rsid="007e7cf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
      <text:p text:style-name="Heading">Antonio Muñoz Roldán</text:p>
      <text:p text:style-name="Heading"/>
      <text:p text:style-name="Heading">CURRICULUM VITÆ</text:p>
      <text:p text:style-name="Heading"/>
      <text:p text:style-name="Standard"/>
      <text:table-of-content text:style-name="Sect1" text:protected="true" text:name="Table of Contents1">
        <text:table-of-content-source text:outline-level="10">
          <text:index-title-template text:style-name="Heading_20_1">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4" text:outline-level="1">ÍNDICE</text:h>
          </text:index-title>
          <text:p text:style-name="P6">DATOS PERSONALES<text:tab/>3</text:p>
          <text:p text:style-name="P6">FORMACIÓN ACADÉMICA<text:tab/>3</text:p>
          <text:p text:style-name="P6">IDIOMAS<text:tab/>3</text:p>
          <text:p text:style-name="P6">TRAYECTORIA PROFESIONAL<text:tab/>4</text:p>
          <text:p text:style-name="P6">RESUMEN TRABAJOS REALIZADOS<text:tab/>5</text:p>
          <text:p text:style-name="P6">PARTICIPACIÓN EN PROYECTOS<text:tab/>7</text:p>
          <text:p text:style-name="P6">PRESTACIÓN DE SERVICIOS DE CARÁCTER CIENTÍFICO Y TÉCNICO<text:tab/>11</text:p>
          <text:p text:style-name="P6">DIRECCIÓN Y COORDINACIÓN DE ACTIVIDADES TECNOLÓGICAS<text:tab/>13</text:p>
          <text:p text:style-name="P6">REALIZACIÓN DE ENSAYOS, ANÁLISIS Y EXPERIMENTOS<text:tab/>14</text:p>
          <text:p text:style-name="P6">REGISTRO DE LA PROPIEDAD<text:tab/>15</text:p>
          <text:p text:style-name="P6">ESTUDIO Y DESARROLLO DE NUEVOS PROCESOS, SISTEMAS O MÉTODOS EN INFORMÁTICA<text:tab/>16</text:p>
          <text:p text:style-name="P6">SISTEMAS INFORMÁTICOS DE INNOVACIÓN EN ÁMBITO CIENTÍFICO Y TÉCNICO<text:tab/>17</text:p>
          <text:p text:style-name="P6">PUBLICACIONES<text:tab/>19</text:p>
          <text:p text:style-name="P6">COMUNICACIONES EN CONGRESOS<text:tab/>24</text:p>
          <text:p text:style-name="P6">REALIZACIÓN DE ESTUDIOS, INFORMES Y DICTÁMENES DE CARÁCTER TÉCNICO<text:tab/>29</text:p>
          <text:p text:style-name="P6">OBTENCIÓN, CLASIFICACIÓN Y EVALUACIÓN DE DATOS DE INTERÉS GENERAL<text:tab/>31</text:p>
          <text:p text:style-name="P6">PARTICIPACIÓN EN ACTIVIDADES DE FORMACIÓN<text:tab/>32</text:p>
          <text:p text:style-name="P6">SEMINARIOS, CURSOS AVANZADOS, CONFERENCIAS<text:tab/>33</text:p>
          <text:p text:style-name="P6">EXPERIENCIA EN CENTROS DE INVESTIGACIÓN y TECNOLÓGICOS<text:tab/>34</text:p>
        </text:index-body>
      </text:table-of-content>
      <text:p text:style-name="Standard"/>
      <text:h text:style-name="P4" text:outline-level="1">DATOS PERSONALES</text:h>
      <text:p text:style-name="Text_20_body"/>
      <text:p text:style-name="Standard">Nombre: <text:s text:c="30"/>Antonio Muñoz Roldán</text:p>
      <text:p text:style-name="Standard">Fecha de nacimiento: <text:s text:c="10"/>27-1-1966</text:p>
      <text:p text:style-name="Standard">DNI: <text:s text:c="36"/>70345750C</text:p>
      <text:p text:style-name="Standard">Teléfono: <text:s text:c="29"/>686445468, <text:s/>913466025</text:p>
      <text:p text:style-name="Standard">Lugar de residencia: <text:s text:c="12"/>San Fernando de Henares - Madrid</text:p>
      <text:p text:style-name="Standard"/>
      <text:p text:style-name="Standard"/>
      <text:p text:style-name="Standard"/>
      <text:p text:style-name="Standard"/>
      <text:p text:style-name="Standard"/>
      <text:h text:style-name="Heading_20_1" text:outline-level="1">FORMACIÓN ACADÉMICA</text:h>
      <text:p text:style-name="Standard"/>
      <text:p text:style-name="Standard">Licenciado en Ciencias Físicas, <text:s/>con la especialidad de <text:s/>Electrónica.</text:p>
      <text:p text:style-name="Standard">Universidad Complutense de Madrid.</text:p>
      <text:p text:style-name="Standard">Titulación alcanzada en el año 1989.</text:p>
      <text:p text:style-name="Standard"/>
      <text:p text:style-name="Standard"/>
      <text:p text:style-name="Standard">Grado de Doctor</text:p>
      <text:p text:style-name="Standard">Universidad Complutense de Madrid.</text:p>
      <text:p text:style-name="Standard">Titulación alcanzada en el año 2011.</text:p>
      <text:p text:style-name="Standard"/>
      <text:h text:style-name="Heading_20_1" text:outline-level="1">IDIOMAS</text:h>
      <text:p text:style-name="Text_20_body"/>
      <text:p text:style-name="Standard">Inglés: <text:s text:c="7"/>Buen nivel oral y escrito.</text:p>
      <text:p text:style-name="Standard">Francés: <text:s text:c="4"/>Buen nivel oral y escrito.</text:p>
      <text:p text:style-name="Standard"/>
      <text:h text:style-name="P4" text:outline-level="1">TRAYECTORIA PROFESIONAL</text:h>
      <text:p text:style-name="Text_20_body"/>
      <text:p text:style-name="P3">SAES</text:p>
      <text:p text:style-name="P2"/>
      <text:p text:style-name="Standard">Sociedad Anónima de Electrónica y Servicios.</text:p>
      <text:p text:style-name="Standard">Departamento de I+D.</text:p>
      <text:p text:style-name="Standard">Contrato laboral 1989.</text:p>
      <text:p text:style-name="Standard"/>
      <text:p text:style-name="Standard"/>
      <text:p text:style-name="Standard"/>
      <text:p text:style-name="P3">CIEMAT</text:p>
      <text:p text:style-name="P2"/>
      <text:p text:style-name="Standard">Centro de Investigaciones Energéticas Medioambientales y Tecnológicas. MCyT – MEC. </text:p>
      <text:p text:style-name="Standard">Centro de Cálculo - Departamento de Informática.</text:p>
      <text:p text:style-name="Standard"/>
      <text:list xml:id="list4599222204386250362" text:style-name="List_20_5">
        <text:list-item>
          <text:p text:style-name="List_20_Indent">Beca <text:span text:style-name="T3">titulado superior</text:span> <text:s/>desde <text:s/>1990 <text:s/>hasta <text:s/>1992.</text:p>
        </text:list-item>
        <text:list-item>
          <text:p text:style-name="List_20_Indent">Contrato en prácticas desde <text:s/>1992 <text:s/>hasta <text:s/>1996.</text:p>
        </text:list-item>
        <text:list-item>
          <text:p text:style-name="List_20_Indent">Contrato laboral de Obra y Servicios <text:s/>desde 1996 hasta 2005.</text:p>
        </text:list-item>
        <text:list-item>
          <text:p text:style-name="List_20_Indent"><text:span text:style-name="T3">F</text:span>uncionario <text:span text:style-name="T3">en la Escala de Técnicos Superiores Especializados </text:span>desde <text:s/>2005 <text:s/>hasta la actualidad.</text:p>
        </text:list-item>
      </text:list>
      <text:h text:style-name="P4" text:outline-level="1">RESUMEN TRABAJOS REALIZADOS</text:h>
      <text:p text:style-name="Standard"/>
      <text:p text:style-name="Standard">2<text:span text:style-name="T4">3</text:span> años en el Departamento de Informática del CIEMAT. He formado parte de la <text:span text:style-name="T1">“Sección de Aplicaciones Científicas”</text:span>, <text:s/>posteriormente de la <text:span text:style-name="T1">“Unidad de Informática Científica y Proyectos Especiales”</text:span> y por último he sido responsable de la “<text:span text:style-name="T1">Unidad de Computación y Desarrollo GRID”</text:span>. He trabajado en la línea de Informática Científica, desarrollando las siguientes funciones:</text:p>
      <text:p text:style-name="Standard"/>
      <text:list xml:id="list160303152595670" text:continue-numbering="true" text:style-name="List_20_5">
        <text:list-item>
          <text:p text:style-name="List_20_Indent">Soporte técnico a los usuarios de los equipos de supercomputación en los problemas más frecuentes, tales como peculiaridades de sistemas operativos, programación, porte de aplicaciones críticas a plataformas de altas prestaciones, depuración de programas, optimización, herramientas de productividad, etc.</text:p>
        </text:list-item>
        <text:list-item>
          <text:p text:style-name="List_20_Indent">Asesoramiento y servicio de consultoría a usuarios de servicios informáticos en la utilización óptima de los equipos, definición de los recursos necesarios para proyectos y elección de <text:span text:style-name="T15">herramientas de software</text:span>.</text:p>
        </text:list-item>
        <text:list-item>
          <text:p text:style-name="List_20_Indent"><text:span text:style-name="T15">Colaboración en el </text:span>Servicio de Supercomputación del CIEMAT <text:span text:style-name="T15">dando a</text:span>poyo informático a los usuarios de las plataformas de computación de altas prestaciones, tanto internos como externos.</text:p>
        </text:list-item>
        <text:list-item>
          <text:p text:style-name="List_20_Indent">Promoción de la utilización de tecnología punta en los campos de la computación científica, visualización y análisis de datos.</text:p>
        </text:list-item>
        <text:list-item>
          <text:p text:style-name="List_20_Indent">Difusión de los recursos informáticos <text:s/>mediante creación de documentación "on line", accesible desde Internet y cursos sobre temas relacionados.</text:p>
        </text:list-item>
        <text:list-item>
          <text:p text:style-name="List_20_Indent">Realización de diversos ensayos para comparar rendimientos de plataformas de cálculo. Valoración de resultados y asesoramiento a la dirección del Departamento de Informática.</text:p>
        </text:list-item>
        <text:list-item>
          <text:p text:style-name="List_20_Indent">Instalación, configuración y mantenimiento de utilidades y paquetes de software en las plataformas para facilitar el trabajo a los usuarios.</text:p>
        </text:list-item>
        <text:list-item>
          <text:p text:style-name="List_20_Indent">Desarrollo de procedimientos, utilidades y documentación para las tareas más comunes en las plataformas de cálculo.</text:p>
        </text:list-item>
        <text:list-item>
          <text:p text:style-name="P8">Colaboración con el servicio de adquisición de software para la definición de estándares y grado de soporte de software de carácter científico y software de plataformas Unix.</text:p>
        </text:list-item>
        <text:list-item>
          <text:p text:style-name="P8">Gestión de códigos de cálculo de la Nuclear Energy Agency (NEA). Trámites para adquisición, elección de arquitectura óptima, instalación de códigos problemáticos. <text:span text:style-name="T15">Desde 2008 oficial de enlace (liaison officer) del CIEMAT en la NEA Data Bank.</text:span></text:p>
        </text:list-item>
        <text:list-item>
          <text:p text:style-name="List_20_Indent"><text:soft-page-break/>Comunicaciones y seguridad informática: mantenimiento, desarrollo y actualización de software utilizado en el CIEMAT para la protección de las redes locales. <text:s/>Cortafuegos y medidas de seguridad. Desarrollo de programas de análisis de tráfico en la red. Proxy caché y herramientas de operación.</text:p>
        </text:list-item>
        <text:list-item>
          <text:p text:style-name="List_20_Indent">Desarrollo de simulaciones numéricas y sistemas informáticos como parte de proyectos en <text:s/>colaboración con otros grupos de investigación.</text:p>
        </text:list-item>
      </text:list>
      <text:h text:style-name="P4" text:outline-level="1">PARTICIPACIÓN EN PROYECTOS</text:h>
      <text:p text:style-name="Standard"/>
      <text:p text:style-name="Standard"/>
      <text:p text:style-name="P1">A. <text:s/>PROYECTOS DEL DEPARTAMENTO DE INFORMÁTICA</text:p>
      <text:p text:style-name="Standard"/>
      <text:list xml:id="list3011991605978909630" text:style-name="Numbering_20_2">
        <text:list-item>
          <text:p text:style-name="List_20_Contents">Sistemas de Información y Comunicaciones.<text:line-break/>1989-1995.</text:p>
        </text:list-item>
        <text:list-item>
          <text:p text:style-name="List_20_Contents">Administración y Evolución de Sistemas de Información y Nuevas Tecnologías.<text:line-break/>1995-1997.</text:p>
        </text:list-item>
        <text:list-item>
          <text:p text:style-name="List_20_Contents">Tecnologías de la Información y Comunicaciones.<text:line-break/>1997-2010.</text:p>
        </text:list-item>
      </text:list>
      <text:p text:style-name="Standard"/>
      <text:p text:style-name="Standard"/>
      <text:p text:style-name="P1">B. <text:s/>PROYECTOS EN COLABORACIÓN CON OTROS DEPARTAMENTOS</text:p>
      <text:p text:style-name="Standard"/>
      <text:list xml:id="list160302732960410" text:continue-numbering="true" text:style-name="Numbering_20_2">
        <text:list-item>
          <text:p text:style-name="List_20_Contents">Desarrollo de una Librería para Resolución de Ecuaciones Parabólicas y Aplicación a Ecuaciones de tipo Fokker-Planck. Colaboración con el Instituto de Protección Radiológica y Medio Ambiente, CIEMAT.<text:line-break/>1990-1993.</text:p>
        </text:list-item>
        <text:list-item>
          <text:p text:style-name="List_20_Contents">Desarrollo de Simulaciones Numéricas previas al diseño de un detector utilizando el Método Monte Carlo. Colaboración con el Instituto de Investigación Básica, CIEMAT.<text:line-break/>1991-1993.</text:p>
        </text:list-item>
        <text:list-item>
          <text:p text:style-name="List_20_Contents">Desarrollo de Programas de Simulación y Animación Gráfica para interacción de Partículas con Superficies Metálicas. Colaboración con La Universidad Politécnica de Madrid (ETSIT).<text:line-break/>1994-1995.</text:p>
        </text:list-item>
        <text:list-item>
          <text:p text:style-name="List_20_Contents">Modelización de Contaminación Atmosférica por Resuspensión de Plutonio. Colaboración con el Instituto de Medio Ambiente, Grupo de Geoquímica e Impacto de Transuránidos, CIEMAT.<text:line-break/>1994-1995.</text:p>
        </text:list-item>
        <text:list-item>
          <text:p text:style-name="P49">Diseño de una Sala de Control Computerizada para un Reactor Avanzado de Agua Ligera a Nivel Conceptual. Colaboración con el Instituto de Tecnología Nuclear <text:s/>(CIEMAT), TECNATOM y Halden Reactor Project (HRP). Actividad CTGE-002-1B del Proyecto de Centrales Nucleares Pasivas.<text:line-break/>1996-1998.</text:p>
        </text:list-item>
        <text:list-item>
          <text:p text:style-name="P49">Estudio de procesos de pérdida de energía para electrones, 0.5-10 keV, en materiales de interés radiológico. Financiación: Programa Sectorial de Promoción General del Conocimiento . Entidades participantes: CIEMAT, Universidad Complutense, UNED.<text:line-break/>1997-1999.</text:p>
        </text:list-item>
        <text:list-item>
          <text:p text:style-name="P49"><text:span text:style-name="T17">Colisión de electrones con moléculas de ozono y sus implicaciones medioambientales. Financiación: Acciones Integradas del Programa Sectorial de Promoción General del Conocimiento . Entidades participantes: <text:s/>CIEMAT, University College London, University of Reading .<text:line-break/>2000-2002.</text:span></text:p>
        </text:list-item>
        <text:list-item>
          <text:p text:style-name="P49"><text:soft-page-break/><text:span text:style-name="T17">Estudio de procesos de colisión de electrones con átomos y moléculas. Aplicación a modelos de depósito de energía en materiales de interés radiológico <text:s/>y medioambiental. Plan Nacional de Promoción General del Conocimiento (BFM2000-0012). Participantes: CIEMAT, <text:s/>Depto. de Física de los Materiales (UNED), Depto, de Física Atómica, Molecular y Nuclear (UCM), Dep, of Physics &amp; Astronomy, University College London, Dep. of Chemistry, University of Reading.<text:line-break/>2000-2003.</text:span></text:p>
        </text:list-item>
        <text:list-item>
          <text:p text:style-name="P49">Research, Development and Applications of New Generation Gamma Radiation Detectors. Colaboración con la Universidad de Michigan (EEUU) y el Laboratorio General de Electrónica y Automática (CIEMAT).<text:line-break/>2001-2003.</text:p>
        </text:list-item>
        <text:list-item>
          <text:p text:style-name="List_20_Contents">Proyecto de Gasificación de Biomasa. Desarrollo de un Programa de Simulación para Procesos de Gasificación. En <text:s/>colaboración con el Departamento de Combustibles Fósiles.<text:line-break/>2001-2004.</text:p>
        </text:list-item>
        <text:list-item>
          <text:p text:style-name="List_20_Contents">Modelo de Predicción Local de Viento. Diseño del modelo de predicción a corto y medio plazo LocalPred v1.0. Desarrollo del programa “localpred” para mejorar predicciones locales mediante técnicas de “downscaling”. En colaboración con el Instituto de Energías Renovables (CIEMAT), Institute for Mathematical Modelling (Dinamarca) y Red Eléctrica Española<text:line-break/>2001-2003.</text:p>
        </text:list-item>
        <text:list-item>
          <text:p text:style-name="List_20_Contents">ANEMOS. <text:s/>Development of a Next Generation Wind Resources Forecasting <text:s/>System <text:s/>for <text:s/>the <text:s/>Large-Scale <text:s/>Integration of Onshore and Off-Shore Wind Farms. Proyecto UE-VI Programa Marco. Ref. ENK5-CT-2002-00665. Colaboración con el Instituto de Energías Renovables (CIEMAT), Depto. Ingeniería Electrica, Electrónica y Automática (UC3), Depto. de Previsión de Descarga (REE), Depto. de Energía Eólica (CENER), Corporacion Energia Hidroelectrica de Navarra S.A. y otros.<text:line-break/>2002-2006.</text:p>
        </text:list-item>
        <text:list-item>
          <text:p text:style-name="List_20_Contents">Acuerdo de Colaboración para Desarrollo de un Modelo de Predicción a Corto Plazo de la Producción Energética de Plantas Eólicas. Adaptación programa “localpred” al parque eólico de La Muela (Zaragoza) y a la Planta de Ensayo de Aerogeneradores del CEDER (Navarra). Colaboración CIEMAT, CEDER. Financiación: Instituto Nacional de Meteorología y CIEMAT.<text:line-break/>2003-2006.</text:p>
        </text:list-item>
        <text:list-item>
          <text:p text:style-name="List_20_Contents">Reelaboración Hidrometalúrgica y Residuos Radiactivos. Desarrollo de un programa de simulación de propiedades geométricas asociadas a la geometría de un detector de actividad. Colaboración con el Departamento de Fisión Nuclear.<text:line-break/>2003-2004.</text:p>
        </text:list-item>
        <text:list-item>
          <text:p text:style-name="List_20_Contents">Interacción de Electrones Secundarios con la Materia y sus Implicaciones en el Daño por Radiación. Plan Nacional de Promoción General del Conocimiento (BFM2003-0464). Colaboración con Instituto de Matemáticas y Física Fundamental (CSIC), Depto. de Física de Materiales (UNED), Depto. de Física Atómica, Molecular y Nuclear (UCM).<text:line-break/>2003-2006.</text:p>
        </text:list-item>
        <text:list-item>
          <text:p text:style-name="List_20_Contents">Caracterización y Diseño de Sensores de Nueva Generación basados en el Semiconductor de Ancho Gap CZC para Aplicaciones Medioambientales. Financiación MCYT, TIC2002-02367. Colaboración con el Departamento de Fusión y Física de Partículas Elementales, Laboratorio de Electrónica y Automática (CIEMAT) y Universidad de Michigan.<text:line-break/>2003-2006.</text:p>
        </text:list-item>
        <text:list-item>
          <text:p text:style-name="List_20_Contents">Radiation damage to biomolecular systems (COST Action P9) . Financiación: European Science Foundation . Entidades participantes: Grupo español: CSIC, <text:s/>CIEMAT, UNED, Universidad Complutense de Madrid <text:s/>Grupos europeos: representantes de 19 países europeos .<text:line-break/>2003-2007.</text:p>
        </text:list-item>
        <text:list-item>
          <text:p text:style-name="List_20_Contents"><text:soft-page-break/>Interacción de electrones secundarios con la materia y sus implicaciones en el daño por radiación en materiales de interés biológico y medioambiental. Entidad financiadora: Acciones bilaterales CSIC – GRICES (Portugal). Entidades participantes: CSIC, <text:s/>Universidad Nuova de Lisboa.<text:line-break/>2004-2005.</text:p>
        </text:list-item>
        <text:list-item>
          <text:p text:style-name="List_20_Contents">Predicción de Velocidad y Producción de Energía Eólica a Escala Local. Plan Nacional Investigación <text:s/>ENE-2004-07936-C03. Colaboración con Instituto de Energías Renovables (CIEMAT), Universidad Politécnica de Madrid, Universidad Complutense de Madrid, Universidad de Murcia, Universidad de Cantabria, Universidad del País Vasco.<text:line-break/>2004-2007.</text:p>
        </text:list-item>
        <text:list-item>
          <text:p text:style-name="List_20_Contents">Interacción de electrones secundarios con la materia y sus aplicaciones en el daño por radiación. Financiación: Consejo de Seguridad Nuclear . Entidades participantes: CSIC, CIEMAT.<text:line-break/>2004-2007.</text:p>
        </text:list-item>
        <text:list-item>
          <text:p text:style-name="List_20_Contents">Electron Induced Processes at Molecular Level and Low-Energy Electron Molecule Interaction (EIPAM) . Financiación: European Science Foundation (ESF) .Entidades participantes: CSIC, Universidad Complutense de Madrid. Grupos europeos: representantes de 15 países europeos .<text:line-break/>2004-2008.</text:p>
        </text:list-item>
        <text:list-item>
          <text:p text:style-name="List_20_Contents">IN-VENTO: Downscaling Dinámico - Configuración Óptima. Plan Nacional de Investigación, CGL2005-06966-C07/CLI. Colaboración con <text:s/>Instituto de Energías Renovables (CIEMAT). <text:line-break/>2005-2008.</text:p>
        </text:list-item>
        <text:list-item>
          <text:p text:style-name="List_20_Contents">Imagen por Tomografía Avanzada y Reconstrucción de imagen PET (ITACA). Financiación CIEMAT. Colaboración con la Unidad de Aplicaciones Médicas.<text:line-break/>2006-2009.</text:p>
        </text:list-item>
        <text:list-item>
          <text:p text:style-name="List_20_Contents">Procesos atómicos y moleculares de interés en Biomedicina. Financiación: Ministerio de Educación y Ciencia, Plan Nacional de Física (FIS2006-00702) . Entidades participantes: CSIC, <text:s/>CIEMAT, Universidad Complutense Madrid, UNED, Hospital Universitario La Paz .<text:line-break/>2006-2009.</text:p>
        </text:list-item>
        <text:list-item>
          <text:p text:style-name="List_20_Contents">Poderes de frenado de electrones en materiales equivalentes a tejido. Entidad financiadora: Ministerio de Educación y Ciencia, Acciones Integradas. <text:s/>Entidades participantes: CSIC, <text:s/>Universidade Nova de Lisboa.<text:line-break/>2007-2009.</text:p>
        </text:list-item>
        <text:list-item>
          <text:p text:style-name="List_20_Contents">Electron Controlled Chemical Lithography. (COST Action CM0601). Entidad financiadora: European Science Foundation. Entidades participantes: Grupo español: CSIC, Representantes de 15 países europeos.<text:line-break/>2007-2011.</text:p>
        </text:list-item>
        <text:list-item>
          <text:p text:style-name="List_20_Contents">Análisis de la variabilidad/predictibilidad climática regional del viento y la potencia eólica (AVAVIP). Financiación DGICYT-MEC, referencia CGL2008-05093.<text:line-break/>2009-2010.</text:p>
        </text:list-item>
        <text:list-item>
          <text:p text:style-name="List_20_Contents">Estudio de procesos atómicos y moleculares con aplicaciones en el uso biomédico de radiaciones . Financiación: Ministerio de Ciencia e Innovación, MICINN, Plan Nacional de Física (FIS2009-10245) . Entidades participantes: CSIC, <text:s/>CIEMAT, Universidad Complutense Madrid, UNED, Hospital Universitario La Paz .<text:line-break/>2010-2012.</text:p>
        </text:list-item>
        <text:list-item>
          <text:p text:style-name="List_20_Contents">Nano-scale insights in ion beam cancer therapy (Nano-IBCT). Entidad financiadora: European Science Foundation (COST Action MP1002). Entidades participantes: 14 países europeos.<text:line-break/>2011-2014.</text:p>
        </text:list-item>
        <text:list-item>
          <text:p text:style-name="List_20_Contents">Interacciones de la radiación a escala nanométrica y sus aplicaciones en radioterapia y radiodiagnóstico. <text:s/>Ministerio de Ciencia e Innovación, Plan Nacional de Física (FIS2012-31230). Entidades participantes: CSIC, <text:s/>CIEMAT, Universidad Complutense Madrid, UNED, Universidade Nova de Lisboa, Hospital Universitario La Paz<text:line-break/>2013-2015.</text:p>
        </text:list-item>
        <text:list-item>
          <text:p text:style-name="List_20_Contents"><text:soft-page-break/>Chemistry for ELectron-Induced Nanofabrication (CELINA). Entidad financiadora: European Science Foundation (COST Action CM1301). Entidades participantes: 16 países europeos.<text:line-break/>2013-2017.</text:p>
        </text:list-item>
        <text:list-item>
          <text:p text:style-name="List_20_Contents">Advanced Radiotherapy, Generated by Exploiting Nanoprocesses and Technologies (ARGENT). Entidad financiadora: Marie Curie Actions, Initial Training Networks (ITN)- FP7-PEOPLE-2013-ITN. Entidades participantes: Univ. Paris Sud, CSIC, Queen’s Univ. Belfast, Open University, GSI-Darmstadt, FIAS (Germany), Heidelberg Ion Therapy Center (HIT), GANIL-CEA (France)<text:line-break/>2013-2017.</text:p>
        </text:list-item>
        <text:list-item>
          <text:p text:style-name="List_20_Contents">Modelling positron interactions for biomedical applications. Entidad financiadora: Australian Research Council- Discovery Projects, Project ID: DP140102854. Entidades participantes: Australian National University, Flinders University, James Cook University, Institute of Physics Belgrade, Consejo Superior de Investigaciones Científicas<text:line-break/>2013-2017.</text:p>
        </text:list-item>
        <text:list-item>
          <text:p text:style-name="List_20_Contents">Radiation Biology and Biophysics Doctoral Training Programme (RABBIT). Entidad financiadora: Fundaçao para a Ciencia e a Tecnologia (FCT, Portugal). Entidades participantes: Universidade Nova de Lisboa, The Open University, Queen’s University Belfast, University of Innsbruck Consejo Superior de Investigaciones Científicas.<text:line-break/>2013-2017.</text:p>
        </text:list-item>
        <text:list-item>
          <text:p text:style-name="List_20_Contents">Contribuciones menores en otros proyectos de investigación del CIEMAT. Generalmente prestando apoyo informático.</text:p>
        </text:list-item>
      </text:list>
      <text:h text:style-name="P4" text:outline-level="1">PRESTACIÓN DE SERVICIOS DE CARÁCTER CIENTÍFICO Y TÉCNICO</text:h>
      <text:p text:style-name="Standard"/>
      <text:list xml:id="list160302665405076" text:continue-list="list160303152595670" text:style-name="List_20_5">
        <text:list-item>
          <text:p text:style-name="List_20_Indent">Servicio de consultoría y soporte técnico a usuarios en el ámbito de la informática científica y tecnológica, en las siguientes áreas:</text:p>
        </text:list-item>
      </text:list>
      <text:p text:style-name="Standard"/>
      <text:list xml:id="list4316425443036078093" text:style-name="List_20_1">
        <text:list-item>
          <text:p text:style-name="lista_20_junta">Consultas referentes al desarrollo de aplicaciones basadas en lenguajes de programación, librerías, paquetes gráficos, herramientas de desarrollo y productividad, sistemas de colas, etc.</text:p>
        </text:list-item>
        <text:list-item>
          <text:p text:style-name="lista_20_junta">Depuración de códigos, porte a plataformas de altas prestaciones, optimización.</text:p>
        </text:list-item>
        <text:list-item>
          <text:p text:style-name="lista_20_junta">Asesoramiento a usuarios de los servicios informáticos en la utilización óptima de los equipos, definición de los recursos necesarios para proyectos y elección del software idóneo. Explotación de software científico comercial, y estudio de software público como alternativa.</text:p>
        </text:list-item>
        <text:list-item>
          <text:p text:style-name="lista_20_junta">Dimensionamiento de las necesidades de los usuarios en el ámbito del software de carácter científico, uso racional y adecuado a las actividades de cada grupo.</text:p>
        </text:list-item>
        <text:list-item>
          <text:p text:style-name="lista_20_junta">Servicio de Supercomputación del CIEMAT. <text:s/>Apoyo informático a los usuarios de las plataformas de computación de altas prestaciones, tanto internos como externos.</text:p>
        </text:list-item>
        <text:list-item>
          <text:p text:style-name="lista_20_junta">Promoción de la tecnología punta en los campos de la computación científica, visualización y análisis de datos. </text:p>
        </text:list-item>
        <text:list-item>
          <text:p text:style-name="lista_20_junta">Difusión de los recursos informáticos <text:s/>mediante creación de documentación "on line", accesible desde Internet y cursos sobre temas relacionados.</text:p>
        </text:list-item>
      </text:list>
      <text:list xml:id="list160304398001996" text:continue-list="list160302665405076" text:style-name="List_20_5">
        <text:list-item>
          <text:p text:style-name="List_20_Indent">Colaboración con el área de Administración y Sistemas para la gestión de recursos informáticos, definición de políticas de reparto en las plataformas de cálculo del CIEMAT y sistemas batch.</text:p>
        </text:list-item>
        <text:list-item>
          <text:p text:style-name="List_20_Indent">Colaboración con el servicio de adquisición de software para la definición de estándares y grado de soporte de software de carácter científico y software de plataformas Unix:</text:p>
        </text:list-item>
      </text:list>
      <text:p text:style-name="Standard"/>
      <text:list xml:id="list160302591473416" text:continue-numbering="true" text:style-name="List_20_5">
        <text:list-item>
          <text:p text:style-name="List_20_Indent">Categorización de los productos de carácter científico-técnico <text:s/>necesario en <text:s/>los proyectos de i+d del CIEMAT.</text:p>
        </text:list-item>
        <text:list-item>
          <text:p text:style-name="List_20_Indent">Determinación y establecimiento de estándares internos para racionalizar el uso del software científico y minimizar el soporte.</text:p>
        </text:list-item>
        <text:list-item>
          <text:p text:style-name="P9">Evaluación de los requerimientos de software y datos científicos de los proyectos del CIEMAT, para determinar su adecuación a las necesidades concretas del centro, evitar la proliferación de productos de similares características y estudiar su adecuación a los sistemas informáticos a los que tienen acceso dichos proyectos.</text:p>
        </text:list-item>
        <text:list-item>
          <text:p text:style-name="P9"><text:soft-page-break/>Desarrollo de procedimientos, utilidades y documentación para las tareas más comunes en las plataformas de cálculo. Documentación técnica para usuarios.</text:p>
        </text:list-item>
        <text:list-item>
          <text:p text:style-name="List_20_Indent">Instalación, configuración y mantenimiento de utilidades y paquetes de software en las plataformas para facilitar el trabajo a los usuarios.</text:p>
        </text:list-item>
        <text:list-item>
          <text:p text:style-name="List_20_Indent">Comunicaciones y seguridad informática: mantenimiento, desarrollo y actualización de software utilizado en el CIEMAT para la protección de las redes locales. <text:s/>Cortafuegos y medidas de seguridad. Desarrollo de programas de análisis de tráfico en la red. Proxy caché y herramientas de operación.</text:p>
        </text:list-item>
        <text:list-item>
          <text:p text:style-name="List_20_Indent">Desarrollo de simulaciones numéricas y sistemas informáticos como parte de proyectos de investigación en <text:s/>colaboración con otros grupos.</text:p>
        </text:list-item>
        <text:list-item>
          <text:p text:style-name="List_20_Indent">Amortiguamiento del impacto producido con la compra de nuevos equipos de cálculo. Apoyo a grupos de investigación del CIEMAT en el porte de códigos de cálculo y uso de las herramientas de programación.</text:p>
        </text:list-item>
      </text:list>
      <text:h text:style-name="P4" text:outline-level="1">DIRECCIÓN Y COORDINACIÓN DE ACTIVIDADES TECNOLÓGICAS</text:h>
      <text:p text:style-name="Standard"/>
      <text:list xml:id="list160304201837260" text:continue-numbering="true" text:style-name="List_20_5">
        <text:list-item>
          <text:p text:style-name="List_20_Indent">Responsable de la gestión de códigos de cálculo de la Nuclear Energy Agency, entre otras funciones, se encarga de mantener <text:s/>un repositorio (NEA DB) de programas informáticos relacionados con la energía nuclear (diseño de reactores, blindaje, seguridad, cinética, análisis estructural, cálculo de secciones eficaces, etc).<text:line-break/></text:p>
        </text:list-item>
        <text:list-item>
          <text:p text:style-name="List_20_Indent">Desde 2008 desempeño la función de oficial de enlace entre el CIEMAT y la Nuclear Energy Agency. Mi trabajo incluye las siguientes tareas como el análisis de los códigos óptimos para el problema planteado por los investigadores, trámites de adquisición de códigos de la base de datos, elección de arquitectura óptima para la instalación, soporte y asesoría para los problemas informáticos más frecuentes, instalación y puesta a punto de códigos problemáticos y pruebas de verificación de resultados.<text:line-break/></text:p>
        </text:list-item>
        <text:list-item>
          <text:p text:style-name="List_20_Indent">Responsable de la Unidad de Computación y Desarrollo GRID en el Departamento de Informática.</text:p>
        </text:list-item>
      </text:list>
      <text:h text:style-name="P4" text:outline-level="1">REALIZACIÓN DE ENSAYOS, ANÁLISIS Y EXPERIMENTOS</text:h>
      <text:list xml:id="list160303074380842" text:continue-numbering="true" text:style-name="List_20_5">
        <text:list-item>
          <text:p text:style-name="List_20_Indent">Estudio del grado de utilización de las plataformas VAX e IBM y su viabilidad como plataformas de cálculo. 1992.</text:p>
        </text:list-item>
        <text:list-item>
          <text:p text:style-name="List_20_Indent">Análisis comparativo del rendimiento de plataformas de cálculo para su compra mediante concurso público (Cray, Convex, IBM). 1993.</text:p>
        </text:list-item>
        <text:list-item>
          <text:p text:style-name="List_20_Indent">Comparativa de prestaciones y características de las diferentes plataformas existentes en el CIEMAT (IBM 3090, Cray J90, Cray t3e, WK). 1996.</text:p>
        </text:list-item>
        <text:list-item>
          <text:p text:style-name="List_20_Indent">Estudio comparativo de “suites” de ofimática para entornos Unix/X Window. Problemática de intercambio de datos en formatos de Microsoft. 1998.</text:p>
        </text:list-item>
        <text:list-item>
          <text:p text:style-name="List_20_Indent">Análisis sobre conformidad año 2000 de todo el software relacionado con mi área de trabajo. Compiladores, Librerías numéricas, paquetes gráficos, productos comerciales para cálculo, etc. 1999.</text:p>
        </text:list-item>
        <text:list-item>
          <text:p text:style-name="List_20_Indent">Estudio de viabilidad de un servidor especializado en productos gráficos. Requerimientos hardware, plataforma, productos software. Comparativa de funcionalidades de paquetes gráficos integrados (AVS, Irix Explorer, Khoros, Open Data Explorer). 2000.</text:p>
        </text:list-item>
        <text:list-item>
          <text:p text:style-name="List_20_Indent">Análisis comparativo de prestaciones de plataformas de cálculo para su compra mediante concurso público (Cray, SGI, IBM, COMPAQ, Sun). Elección de la batería de códigos representativos y asignación de pesos. Elaboración de instrucciones para facilitar el porte a los concursantes. Ayuda a los concursantes en el porte. Análisis de los resultados ofrecidos (rendimiento, estabilidad, escalabilidad). Características del software ofertado. 2003.</text:p>
        </text:list-item>
        <text:list-item>
          <text:p text:style-name="List_20_Indent">Estudio de software para infraestructura básica de un cluster basado en linux. Compiladores, software para cálculo numérico, Librerías de paso de mensajes, implementaciones de la librería MPI (Message Passing Interface) y software para infraestructura básica grid computacional. 2004.</text:p>
        </text:list-item>
      </text:list>
      <text:h text:style-name="P4" text:outline-level="1">REGISTRO DE LA PROPIEDAD</text:h>
      <text:p text:style-name="Standard"/>
      <text:p text:style-name="Standard">LOCALPRED 1.0</text:p>
      <text:p text:style-name="Standard">Sistema informático para mejorar predicciones locales de variables atmosféricas mediante técnicas de downscaling.</text:p>
      <text:p text:style-name="Standard">Número de Patente M-7093/02.</text:p>
      <text:h text:style-name="P4" text:outline-level="1">ESTUDIO Y DESARROLLO DE NUEVOS PROCESOS, SISTEMAS O MÉTODOS EN INFORMÁTICA</text:h>
      <text:list xml:id="list160302812923544" text:continue-numbering="true" text:style-name="List_20_5">
        <text:list-item>
          <text:p text:style-name="List_20_Indent">Instalación y configuración de un servidor NNTP (servidor netnews) en una plataforma Linux.</text:p>
        </text:list-item>
        <text:list-item>
          <text:p text:style-name="List_20_Indent">Instalación del primer servidor web en el CIEMAT. Elección del software público apropiado, compilación, configuración básica.</text:p>
        </text:list-item>
        <text:list-item>
          <text:p text:style-name="List_20_Indent">Participación en el análisis de la problemática en la seguridad en las comunicaciones del CIEMAT.</text:p>
        </text:list-item>
        <text:list-item>
          <text:p text:style-name="List_20_Indent">Instalación y configuración de un cortafuegos en el CIEMAT. Estudio de las posibles opciones en cuanto a equipo, software y tiempo necesario para realizar el proyecto. Montaje de un equipo basado en la distribución “Linux Router Project”. Resolución de problemas derivados del enrutamiento interno. Configuración basica y aplicación de una política de seguridad mínima. Reglas de filtrado. Sistema básico de detección de intrusiones. Formación y asesoramiento al equipo Redes y Comunicaciones para su operación.</text:p>
        </text:list-item>
        <text:list-item>
          <text:p text:style-name="List_20_Indent">Instalación y configuración de un <text:s/>servidor “proxy cache” para mejorar las comunicaciones con el exterior. Estudio alternativas en equipo y requerimientos hardware. Instalación y configuración del equipo basada en el producto SQUID. Configuración básica y análisis de alternativas. Desarrollo de software para monitorización del rendimiento.</text:p>
        </text:list-item>
        <text:list-item>
          <text:p text:style-name="List_20_Indent">Instalación y configuración de varias versiones del software relacionado con el servicio DNS (servidor de nombres) del CIEMAT. Apoyo al grupo de Redes <text:s/>y Comunicaciones en <text:s/>el cambio de plataforma.</text:p>
        </text:list-item>
        <text:list-item>
          <text:p text:style-name="List_20_Indent">Instalación de un servidor webmail en plataforma Linux, basado en el software público. Configuración básica y soporte.</text:p>
        </text:list-item>
      </text:list>
      <text:h text:style-name="P4" text:outline-level="1">SISTEMAS INFORMÁTICOS DE INNOVACIÓN <text:s/>EN ÁMBITO CIENTÍFICO Y TÉCNICO</text:h>
      <text:p text:style-name="Text_20_body">Participación en proyectos informáticos de envergadura en los que se han utilizado herramientas novedosas y tecnología punta, con un esfuerzo importante de programación, configuración, puesta en marcha. En colaboración con grupos de investigación para cubrir requerimientos de algún proyecto.</text:p>
      <text:p text:style-name="Text_20_body"/>
      <text:list xml:id="list160303195900283" text:continue-numbering="true" text:style-name="List_20_5">
        <text:list-item>
          <text:p text:style-name="List_20_Indent"><text:span text:style-name="T1">CHAPKOL (Chapman-Kolmogorob PDE solver)<text:line-break/><text:line-break/></text:span>Librería escrita en lenguaje Fortran para resolución de ecuaciones estocásticas de tipo Fokker-Planck con cinco grados de libertad. Permite también resolver ecuaciones de difusión y de calor sin modificaciones. Posteriormente ha sido utilizada para resolver problemas de resuspensión de partículas y advección-difusión. En colaboración con el Instituto de Protección Radiológica y Medio Ambiente, CIEMAT (1990-1994).<text:line-break/><text:line-break/>Se realizaron 3 publicaciones y 1 presentación a congreso.<text:line-break/><text:line-break/></text:p>
        </text:list-item>
        <text:list-item>
          <text:p text:style-name="List_20_Indent"><text:span text:style-name="T1">SATA <text:s/>(Sistema Avanzado de Tratamiento de Alarmas)<text:line-break/><text:line-break/>S</text:span><text:span text:style-name="T2">istema informático de filtrado y técnicas de priorización de alarmas diseñado para servir de apoyo a operadores de salas de control de centrales nucleares en la gestión de incidencias y análisis a posteriori. En colaboración con el Programa de Seguridad Nuclear del Instituto de Tecnología Nuclear (CIEMAT), el Halden Reactor Project y la empresa TECNATOM (1996-1997).<text:line-break/><text:line-break/></text:span>Se realizaron 2 presentaciones a congresos y varios informes internos.<text:line-break/><text:line-break/></text:p>
        </text:list-item>
        <text:list-item>
          <text:p text:style-name="List_20_Indent"><text:span text:style-name="T1">SELI <text:s/>(Servidor de Aplicaciones Linux)</text:span><text:line-break/><text:line-break/>Instalación y configuración de un prototipo de plataforma Linux, sistema operativo, herramientas básicas, software comercial para aplicaciones demandadas (Mathematica, Applixware), conversor de documentos MS Word a formato HTML. Posteriormente utilizado como servidor NNTP, webmail y DNS.</text:p>
          <text:p text:style-name="P10"/>
        </text:list-item>
        <text:list-item>
          <text:p text:style-name="List_20_Indent"><text:span text:style-name="T1">LOCALPRED (Sistema de predicción local de viento)<text:line-break/><text:line-break/></text:span>Sistema informático que implementa varios modelos estadísticos de downscaling para mejorar dinámicamente predicciones de variables meteorológicas de modelos globales como HIRLAM. <text:s/>Generación de páginas HTML dinámicas con gráficos que son <text:s/>enviadas a un servidor web. En colaboración con el Instituto de Energías Renovables del <text:s/>CIEMAT y la Planta de Ensayo de Aerogeneradores del CEDER (2001-2004).<text:line-break/><text:line-break/>Se realizaron 4 presentaciones en congresos y se obtuvo 1 patente.</text:p>
        </text:list-item>
      </text:list>
      <text:p text:style-name="Standard"><text:line-break/></text:p>
      <text:list xml:id="list160304010403020" text:continue-numbering="true" text:style-name="List_20_5">
        <text:list-item>
          <text:p text:style-name="List_20_Indent"><text:span text:style-name="T1">AEROG<text:line-break/><text:line-break/></text:span>Instalación y configuración de un servidor basado en Red Hat Linux para uso del personal del Instituto de Energías Renovables. Montaje de las aplicaciones utilizadas habitualmente para cálculos meteorológicos: MM5, WRF, WRFSI, EMOS, GRIBEX, MM52GRIB, <text:s/>WRF2GRADS, LocalPred, etc. Organización de una base de datos meteorológicos a nivel de prototipo.</text:p>
        </text:list-item>
      </text:list>
      <text:p text:style-name="Standard"><text:line-break/></text:p>
      <text:list xml:id="list160303091944636" text:continue-numbering="true" text:style-name="List_20_5">
        <text:list-item>
          <text:p text:style-name="List_20_Indent"><text:span text:style-name="T1">LINCE (Cluster de cálculo basado el Linux)<text:line-break/><text:line-break/></text:span>Instalación y configuración de un cluster basado en sistema operativo Linux, commodity hardware y software abierto con funciones de servidor de cálculo. Mi área de trabajo: Compiladores, herramientas de paralelización, porte de códigos, software de gestión de colas. Estudio middleware para construir un Grid computacional.</text:p>
        </text:list-item>
      </text:list>
      <text:h text:style-name="P4" text:outline-level="1">PUBLICACIONES</text:h>
      <text:p text:style-name="Standard"/>
      <text:list xml:id="list160302887189023" text:continue-list="list160302732960410" text:style-name="Numbering_20_2">
        <text:list-item text:start-value="1">
          <text:p text:style-name="P11">Current prospects on Low Energy Particle Track Simulation for biomedical applicationsM. C. Fuss, A. G. Sanz, A. Muñoz, F. Blanco, M. J. Brunger, S. J. Buckman, P. Limão-Vieira and G. García<text:line-break/>Applied Radiation and Isotopes (2014). <text:s/></text:p>
        </text:list-item>
        <text:list-item>
          <text:p text:style-name="P11">Clustering and condensation effects in the electron scattering cross sections from water molecules<text:line-break/>F. Blanco, A. Muñoz, D. Almeida, F. Ferreira da Silva, P. Limão-Vieira, G. García<text:line-break/>International Journal of Mass Spectrometry, <text:s/>2014 - Special Issue<text:line-break/></text:p>
        </text:list-item>
        <text:list-item>
          <text:p text:style-name="P11">Modelling low energy electron and positron tracks in biologically relevant media<text:line-break/>Francisco Blanco, Antonio Muñoz, Diogo Almeida, Filipe Ferreira da Silva, Paulo Limão-Vieira, Martina C. Fuss, Ana G. Sanz, Gustavo García<text:line-break/>The European Physical Journal D <text:s/>(colloquium article) 68, 199 (2013)</text:p>
        </text:list-item>
        <text:list-item>
          <text:p text:style-name="P12">Surface Wind Regionalization over Complex Terrain: Evaluation and Analysis of a High-Resolution WRF Simulation<text:line-break/>P.A. Jiménez, J. F. González-Rouco, E. García-Bustamante, J. Navarro, J. P. Montávez, J. Vilà-Guerau de Arellano, J. Dudhia, A. Muñoz-Roldan<text:line-break/>Journal of <text:s/>Geophysical Research: Atmospheres, VOL. 118, 7651–7669, 2013</text:p>
        </text:list-item>
        <text:list-item>
          <text:p text:style-name="P11">An evaluation of WRF's ability to reproduce the surface wind over complex terrain based on typical circulation patterns<text:line-break/>Pedro A Jimenez, J.Dudhia, J.F. Gonzalez-Rouco, J.P. Montavez, E. Garcia-Bustamante, J. Navarro, J. Vila-Guerau de Arellano, A. Muñoz Roldan<text:line-break/>Journal of Geophysical Research 07/2013</text:p>
        </text:list-item>
        <text:list-item>
          <text:p text:style-name="P11">Interaction model for electron scattering from ethylene in the energy range 1–10 000 eV<text:line-break/>M.C. Fuss, A.G. Sanz, A. Muñoz, T.P.D. Do, K. Nixon, M.J. Brunger, M.-J. Hubin-Franskin, J.C. Oller, F. Blanco, G. García<text:line-break/>Chemical Physics Letters 560, 22 (2013)</text:p>
        </text:list-item>
        <text:list-item>
          <text:p text:style-name="P13">Current prospects on Low Energy Particle Track Simulation for biomedical applications<text:line-break/>M C Fuss, A G Sanz, A Muñoz, F Blanco, M J Brunger, S J Buckman, P Limão-Vieira, G García<text:line-break/>Applied radiation and isotopes, 01/2013<text:line-break/></text:p>
        </text:list-item>
        <text:list-item>
          <text:p text:style-name="P13">Angular distribution for elastic electron scattering from tetrahydrofuran in 10-20m2/sr<text:line-break/>M C Fuss, R Colmenares, A G Sanz, A Muñoz, J C Oller, F Blanco, T P T Do, M J Brunger, D Almeida, P Limão-Vieira, G García</text:p>
        </text:list-item>
        <text:list-item>
          <text:p text:style-name="P14">Recommended angular distributions for electrons elastically scattered from methane<text:line-break/>M.C. Fuss, A. Muñoz, J.C. Oller, F. Blanco, M.-J. Hubin-Franskin, D. Almeida, P. Limão-Vieira, G. García</text:p>
        </text:list-item>
        <text:list-item>
          <text:p text:style-name="P14">Electron energy loss distribution in methane recommended for incident energies &gt;100eV<text:line-break/>M.C. Fuss, A. Muñoz, J.C. Oller, F. Blanco, M.-J. Hubin-Franskin, D. Almeida, P. Limão-Vieira, G. García</text:p>
        </text:list-item>
        <text:list-item>
          <text:p text:style-name="P15">Radiation induced damage by secondary electrons in condensed water molecules<text:line-break/>A. G. Sanz, M. C. Fuss, A. Muñoz, J. C. Oller, F. Blanco, G. García<text:line-break/>Journal of Physics Conference Series 11/2012</text:p>
        </text:list-item>
        <text:list-item>
          <text:p text:style-name="P16"><text:soft-page-break/>Electron scattering from tetrahydrofuran<text:line-break/>M. C. Fuss, A. G. Sanz, A. Muñoz, J. C. Oller, F. Blanco, T. P. T. Do, M. J. Brunger, D. Almeida, P. Limão-Vieira, G. García<text:line-break/>Journal of Physics Conference Series 11/2012</text:p>
        </text:list-item>
        <text:list-item>
          <text:p text:style-name="P16">Modelling low energy electron and positron tracks for biomedical applications.<text:line-break/>Ana G Sanz, Martina C Fuss, Antonio Muñoz, Francisco Blanco, Paulo Limão-Vieira, Michael J Brunger, Stephen J Buckman, Gustavo García<text:line-break/>International Journal of Radiation Biology 71, 76 (2012)</text:p>
        </text:list-item>
        <text:list-item>
          <text:p text:style-name="P16">Modelling single positron tracks in Ar<text:span text:style-name="T11">gon</text:span><text:line-break/>R. P. McEachran, J. P. Sullivan, S. J. Buckman, M. J. Brunger, M. C. Fuss, A. Munoz, F. Blanco, R. D. White, Z. L. Petrovic, P. Limao-Vieira, G. Garcia<text:line-break/>Journal of Physics B Atomic Molecular and Optical Physics 45, 045207, 01/2012</text:p>
        </text:list-item>
        <text:list-item>
          <text:p text:style-name="P16">Electron interactions with tetrahydrofuran<text:line-break/>M C Fuss, R Colmenares, A G Sanz, A Muñoz, J C Oller, F Blanco, T P T Do, M J Brunger, D Almeida, P Limão-Vieira, G García<text:line-break/>Journal of Physics Conference Series 373, 012010 (2012)<text:line-break/></text:p>
        </text:list-item>
        <text:list-item>
          <text:p text:style-name="P14">Properties of resonances in 12C above the triple-alpha threshold<text:line-break/>M Alcorta, M J G Borge, M Cubero, C A Diget, R Dominguez-Reyes, L Fraile, B R Fulton, H O U Fynbo, D Galaviz, S Hyldegaard, [......], M Madurga, A Maira, A Muñoz, T Nilsson, G Nyman, D Obradors, A Perea, K Riisager, O Tengblad, M Turrion<text:line-break/>Journal of Physics Conference Series 09/2011</text:p>
        </text:list-item>
        <text:list-item>
          <text:p text:style-name="P28">LEPTS - a Radiation-Matter Interaction Model at the Molecular Level and its use in Biomedical Application<text:line-break/>M. C. Fuss, A. G. Sanz, A. Muñoz, <text:s text:c="2"/>F. Blanco, <text:s/>C. Huerga, M. Téllez and G. García<text:line-break/>Biomedical Engineering, Trends in Electronics, Communications and Software (2011) </text:p>
        </text:list-item>
        <text:list-item>
          <text:p text:style-name="P17">Energy deposition by a Ru-106/Rh-106 eye applicator simulated using LEPTS, a low-energy particle track simulation<text:line-break/>M. C. Fuss, A. Munoz, J. C. Oller, F. Blanco, A. Williart, P. Limao-Vieira, M. J. G. Borge, O. Tengblad, C. Huerga, M. Tellez, G. Garcia<text:line-break/>Applied radiation and isotopes: including data, instrumentation and methods for use in agriculture, industry and medicine 01/2011</text:p>
        </text:list-item>
        <text:list-item>
          <text:p text:style-name="P18">A simulation tool for designing and characterizing CdZnTe γ-ray detectors<text:line-break/>J. C. Oller, J. Castilla, A. Munoz, O. Vela, P. Arce, L. Romero, J. M. Perez<text:line-break/><text:span text:style-name="T5">Nuclear Science Symposium and Medical Imaging Conference (NSS/MIC), </text:span>01/2011</text:p>
        </text:list-item>
        <text:list-item>
          <text:p text:style-name="P29">Monte Carlo Methods to Model Radiation Interactions and Induced Damage<text:line-break/>Antonio Muñoz, Martina C. Fuss, M.A. Cortés-Giraldo, Sébastien Incerti, Vladimir Ivanchenko, Anton Ivanchenko, J.M. Quesada, Francesc Salvat, Christophe Champion, Gustavo García<text:line-break/>In book: Radiation Damage in Biomolecular Systems, <text:span text:style-name="T10"><text:s/>203-226 (Springer, London ,2012). ISSN 1618-7210, ISBN 978-94-007-2563-8.</text:span>ISBN: 978-94-007-2563-8, 01/2011<text:line-break/></text:p>
        </text:list-item>
        <text:list-item>
          <text:p text:style-name="P19">Energy deposition model for I-125 photon radiation in water<text:line-break/>M. C. Fuss, A Muñoz, J.C. Oller, F. Blanco, P. Limão-Vieira, A. Williart, C. Huerga, M. Téllez, G. García<text:line-break/>The European Physical Journal D 60, 203–208 01/2010</text:p>
        </text:list-item>
        <text:list-item>
          <text:p text:style-name="P19">Electron–methane interaction model for the energy range 0.1–10000eV<text:line-break/>M.C. Fuss, A. Muñoz, J.C. Oller, F. Blanco, M.-J. Hubin-Franskin, D. Almeida, P. Limão-Vieira, G. García<text:line-break/>Chemical Physics Letters, 486, 110-115, 01/2010<text:line-break/></text:p>
        </text:list-item>
        <text:list-item>
          <text:p text:style-name="P30"><text:soft-page-break/>Simulación del depósito de energía en la radioterapia del melanoma ocular<text:line-break/>M. Fuss, A. Muñoz, J. C. Oller, F. Blanco, J. D. Gorfinkiel, P. Limão-Vieira, A. Maira-Vidal, M. J. G. Borge, O. Tengblad, C. Huerga, M. Téllez y G. García<text:line-break/>Revista Española de Física, <text:s/>A 23, 40- 44 <text:s/>(2009 )</text:p>
        </text:list-item>
        <text:list-item>
          <text:p text:style-name="P20">Observation of gamma-delayed 3 alpha breakup of the 15.11 and 12.71 MeV states in (12)C RID B-8668-2011 RID A-7325-2008 RID B-7705-2009<text:line-break/>O S Kirsebom, M Alcorta, M J G Borge, M Cubero, C A Diget, R Dominguez-Reyes, L Fraile, B R Fulton, H O U Fynbo, D Galaviz, [......], M Madurga, A Maira, A Munoz, T Nilsson, G Nyman, D Obradors, A Perea, K Riisager, O Tengblad, M Turrion<text:line-break/>Physics Letters B 09/2009</text:p>
        </text:list-item>
        <text:list-item>
          <text:p text:style-name="P21">Modelling low energy electron interactions for biomedical uses of radiation<text:line-break/>M. Fuss, A. Munoz, J. C. Oller, F. Blanco, P. Limao-Vieira, C. Huerga, M. Tellez, M. J. Hubin-Fraskin, K. Nixon, M. Brunger, G. Garcia<text:line-break/>Journal of Physics: Conference Series, <text:s/>A 194, 012028-1/012028-8, 01/2009</text:p>
        </text:list-item>
        <text:list-item>
          <text:p text:style-name="P21">Surface Wind Regionalization over Complex Terrain: Evaluation and Analysis of a High-Resolution WRF<text:line-break/>P. A. Jimenez, F. <text:s/>Gonzalez-Rouco, E. Garcia-Bustamante, J. P. Montavez, J.Vila-Guerau, J. Navarro, J. Dudhia, A. Muñoz.<text:line-break/>Journal of Applied Meteorology and Climatology, 49, 268-287 (2009)</text:p>
        </text:list-item>
        <text:list-item>
          <text:p text:style-name="P21">Electron-scattering cross sections for collisions with tetrahydrofuran from 50 to 5000 eV<text:line-break/>M. Fuss, A. Muñoz, J. C. Oller, F. Blanco, D. Almeida, P. Limão-Vieira, T.P.D. Do, M.J.Brunger, G. García<text:line-break/>Physical Review A, 80, 052709-1/052709-6, 01/2009</text:p>
        </text:list-item>
        <text:list-item>
          <text:p text:style-name="P17">Grid and Supercomputing Activities at the ICT Division of CIEMAT<text:line-break/>Alicia Acero, Angelines Alberto, Fernando Blanco, Jorge Blanco, Francisco Castejón, José A Fábregas, Liubov A Flores, Manuel Giménez, Pedro González, José Guasp, Raúl Isea, Pedro Ladrón De Guevara, Rafael Mayo, Esther Montes, Antonio Muñoz, Manuel Rodríguez, Antonio J Rubio-Montero, Eulogio Serradilla, Stefano Troiani<text:line-break/>IBERGRID Proceedings. Santa Cristina: NETBIBLO S.L., ISBN: 9788497454063. 01/2009<text:line-break/></text:p>
        </text:list-item>
        <text:list-item>
          <text:p text:style-name="P22">Thermalisation of high energy electrons and positrons in water vapour<text:line-break/>A. Munoz, F. Blanco, P. Limao-Vieira, P. A. Thorn, M. J. Brunger, S. J. Buckman, G. Garcia<text:line-break/>Publications de l'Observatoire Astronomique de Beograd. 07/2008</text:p>
        </text:list-item>
        <text:list-item>
          <text:p text:style-name="P31">Ionoluminiscent response of several phosphor screens to keV ions of different masses<text:line-break/>D D. Jiménez-Rey,B. Zurro,G. García,A. Baciero, L. Rodríguez-Barquero,andM. García, A. Muñoz<text:line-break/>Journal of Applied Physics, Vol 104, 064911- 064911, 2008</text:p>
        </text:list-item>
        <text:list-item>
          <text:p text:style-name="P32">Single electron tracks in water vapour for energies below 100 eV <text:line-break/>A. Muñoz, F. Blanco, G. García, P. A. Thorn, M. J. Brunger, J. P. Sullivan, S. J. Buckman<text:line-break/>International Journal of Mass Spectrometry 277 (2008) 175-179</text:p>
        </text:list-item>
        <text:list-item>
          <text:p text:style-name="P22">Energy deposition model based on electron scattering cross section data from water molecules: application to Ru-106 brachyteraphy<text:line-break/>A Muñoz, J. C. Oiler, F. Blanco, J. D. Gorfinkiel, P. Limão-Vieira, A. Maira-Vidal, M. J. G. Borge, O Tengblad, C. Huerga, M. Téllez, G Garcia<text:line-break/>Journal of Physics: Conference Series <text:span text:style-name="T9">133, </text:span>01/2008<text:line-break/></text:p>
        </text:list-item>
        <text:list-item>
          <text:p text:style-name="P23">Electron-scattering cross sections and stopping powers in H2O<text:line-break/>A. Muñoz, J. C. Oller, F. Blanco, J. D. Gorfinkiel, P. Limão-Vieira, G. García<text:line-break/>Physical Review A vol. 76 052707, 12/2007</text:p>
        </text:list-item>
        <text:list-item>
          <text:p text:style-name="P33">Efectos de la radiación en sistemas biomoleculares<text:line-break/>A. Muñoz, F. Blanco y <text:s/>G. García<text:line-break/>Revista Española de Física, A 21, 31-35 (2007)</text:p>
        </text:list-item>
        <text:list-item>
          <text:p text:style-name="P24"><text:soft-page-break/>Electron scattering cross sections and stopping powers in H2<text:line-break/>A. Munoz, J.C. Oller, F. Blanco, J. D. Gorfinkiel, G Garcia<text:line-break/>Chemical Physics Letters 433, 253–258 01/2007</text:p>
        </text:list-item>
        <text:list-item>
          <text:p text:style-name="P34">Radiation damage at the molecular level in biological systems<text:line-break/>A. Muñoz, F. Blanco, J.C. Oller, J. M. Pérez and G. García<text:line-break/>In book: Physics of Complex Systems and Life Sciences, 76, 101-140, (2007), editorial Reserch Signpost. </text:p>
        </text:list-item>
        <text:list-item>
          <text:p text:style-name="P17">Electron-scattering cross sections and stopping powers in H(2)O <text:line-break/>A. Munoz, J. C. Oller, F. Blanco, J. D. Gorfinkiel, P. Limao-Vieira, G. Garcia<text:line-break/>Physical Review A. 01/2007</text:p>
        </text:list-item>
        <text:list-item>
          <text:p text:style-name="P24">Electron-scattering cross sections and stopping powers in HO<text:line-break/>A. Munoz, J. C. Oller, F. Blanco, J. D. Gorfinkiel, P. Limao-Vieira, G. Garcia<text:line-break/>Physical Review A 01/2007</text:p>
        </text:list-item>
        <text:list-item>
          <text:p text:style-name="P24">Energy Deposition Models at the Molecular Level in Biological Systems<text:line-break/>A. Muñoz, F. Blanco, J.C. Oller, J.M. Pérez, G. García<text:line-break/>Advances in Quantum Chemistry, vol. 52, 21-57, editorial Academic Press, 01/2007<text:line-break/></text:p>
        </text:list-item>
        <text:list-item>
          <text:p text:style-name="P25">Inelastic scattering and stopping power of electrons in methane based tissue equivalent materials at intermediate and high energies, 10–10000eV<text:line-break/>J.C. Oller, A. Muñoz, J.M. Pérez, F. Blanco, P. Limão-Vieira, G. García<text:line-break/>Chemical Physics Letters <text:span text:style-name="T8">421, </text:span>01/2006<text:line-break/></text:p>
        </text:list-item>
        <text:list-item>
          <text:p text:style-name="P17">Electron scattering cross sections for SF_ {6} and SF_ {5} CF_ {3} at intermediate and high energies (100–10000eV)<text:line-break/>P. Limão-Vieira, F. Blanco, J. C. Oller, A. Muñoz, J. M. Pérez, M. Vinodkumar, G. García, N. J. Mason<text:line-break/>Phys. Rev. A. 03/2005</text:p>
        </text:list-item>
        <text:list-item>
          <text:p text:style-name="P26">An approach to Monte Carlo simulation of low-energy electron and photon interactions in air<text:line-break/>A. Muñoz, J.M. Pérez, G. García, F. Blanco<text:line-break/>Nuclear Instruments and Methods in Physics Research Section A Accelerators Spectrometers Detectors and Associated Equipment 01/2005</text:p>
        </text:list-item>
        <text:list-item>
          <text:p text:style-name="P26">Electron scattering cross sections for SF6 and SF5CF3 at intermediate and high energies (100-10000 eV)<text:line-break/>P. Limao-Vieira, F. Blanco, J. C. Oller, A. Munoz, J. M. Perez, M. Vinodkumar, G. Garcia, N. J. Mason<text:line-break/>Physical Review A - Atomic, Molecular, and Optical Physics, 71, 032720-1/032720-6, 01/2005<text:line-break/></text:p>
        </text:list-item>
        <text:list-item>
          <text:p text:style-name="P26">Energy deposition model for low-energy electrons (10–10 000 eV) in air<text:line-break/>A. Roldán, J. M. Pérez, A. Williart, F. Blanco, G. García<text:line-break/>Journal of Applied Physics <text:s/>95 5865-5870 <text:span text:style-name="T7">0</text:span>5/2004</text:p>
        </text:list-item>
        <text:list-item>
          <text:p text:style-name="P27">Wind Speed Downscaling Combining Mesoscale And Neural Autoregressive Models<text:line-break/>Elena García-Bustamante, Antonio S. Cofiño, Jorge Navarro, José M. Gutiérrez, Antonio M. Roldán<text:line-break/>Wind Energy Conference &amp; Exhibition, London, 2004<text:line-break/></text:p>
        </text:list-item>
        <text:list-item>
          <text:p text:style-name="P35">Guía de Utilización y Programación de las Plataformas de Cálculo del CIEMAT<text:line-break/>A. Muñoz Roldán<text:line-break/>Informes técnicos CIEMAT <text:s/>Nº <text:s/>1021, <text:s/>ISSN 1135-9420, <text:s/>Madrid, <text:s/>2003</text:p>
        </text:list-item>
        <text:list-item>
          <text:p text:style-name="P35"><text:soft-page-break/>Optimization of the Parameters Affecting the Solid State detector Efficiency in Alpha Spectrometry for Radiochemical Analysis<text:line-break/><text:span text:style-name="T6">J.L. Gascón, <text:s/>A. Muñoz.</text:span><text:line-break/>Journal of Radioanalytical and Nuclear Chemistry, Vol. 257, No. 2, 2003, 371-374<text:line-break/></text:p>
        </text:list-item>
        <text:list-item>
          <text:p text:style-name="P36">Aplicaciones del Programa CHAPKOL para la Resolución de Ecuaciones Fokker-Planck en N Variables.<text:line-break/>A. Muñoz, A. García-Olivares.<text:line-break/>Informes técnicos CIEMAT <text:s/>Nº <text:s/>744, <text:s/>ISSN 0214-087-X, <text:s/>Madrid, <text:s/>1994</text:p>
        </text:list-item>
        <text:list-item>
          <text:p text:style-name="P36">Fokker–Planck equations in the simulation of complex systems<text:line-break/>Antonio García-Olivares, Antonio Muñoz<text:line-break/>Mathematics and Computers in Simulation Nº 36, ISSN 0378-4754. Elsevier Science B.V. 01/1994</text:p>
        </text:list-item>
        <text:list-item>
          <text:p text:style-name="P37">Resolución Numérica de Ecuaciones Estocásticas de Tipo Fokker-Planck en Varias Dimensiones<text:line-break/>A. García-Olivares, A. Muñoz.<text:line-break/>Informes técnicos CIEMAT <text:s/>Nº 682, <text:s/>ISSN 614-087-X, <text:s/>Madrid, 1992</text:p>
        </text:list-item>
      </text:list>
      <text:h text:style-name="P5" text:outline-level="1">COMUNICACIONES EN CONGRESOS</text:h>
      <text:list xml:id="list160304509492962" text:continue-list="list160302887189023" text:style-name="Numbering_20_2">
        <text:list-item text:start-value="1">
          <text:p text:style-name="P38">Event by event modelling procedure to simulate electron beam induced deposition. International Symposium on the Physics of Ionized Gases. Invited Lecture. Book of abstracts Pag. 169. Belgrade (2014). <text:span text:style-name="T12">A. </text:span>Muñoz, F. Blanco, M. C. Fuss, D. Jones, M. J. Brunger and G. García.</text:p>
        </text:list-item>
        <text:list-item>
          <text:p text:style-name="P38">Electron and positron scattering cross sections from clusters and condensed molecules. Dynamics of Systems on a Nanoscale. Invited Lecture. Book of abstracts, <text:s/>Pag. 9. Edinburgh, UK (2014). F. Blanco, A. Muñoz and <text:s/>G. García.</text:p>
        </text:list-item>
        <text:list-item>
          <text:p text:style-name="P38">Clustering and condensation effects in the electron scattering cross sections from water molecules. Chemistry for Electron Induced Nanofabrication (CELINA). Book of abstracts, Pag. P12. Erlangen, Germany, (2014). F. Blanco, A. Muñoz, D. Almeida, F. Ferreira da Silva, P. Limão-Vieira and <text:s/>G. García.</text:p>
        </text:list-item>
        <text:list-item>
          <text:p text:style-name="P38">Electron and positron scattering cross sections from clusters and condensed molecules. XVIII Gaseous Electronics Meeting (GEM XVIII). Invited Lecture. Book of abstracts, <text:s/>Pag. 1. Adelaide, Australia. February (2014). F. Blanco, A. Muñoz, D. Almeida, F. Ferreira da Silva, P. Limão-Vieira, L. Chiari, M. Brunger, J. Sullivan, S. Buckman and G. García.<text:line-break/></text:p>
        </text:list-item>
        <text:list-item>
          <text:p text:style-name="P38">Daño por radiación a nivel molecular: nanodosimetría. III Congreso conjunto de las Sociedades de Física Médica y de Protección Radiológica SEFM-SEPR, Cáceres, 2013. Conferencia invitada. Libro de resúmenes, Pag. 45. F. Blanco, A. Muñoz, J. I. Lagares, L. Núñez y G. García.</text:p>
        </text:list-item>
        <text:list-item>
          <text:p text:style-name="P38">Electron scattering from pyrimidine. International Conference on Photonic, electronic and Atomic Collisions (ICPEAC 2013), Lanzhou, China. Poster. Book of abstracts, Pag. Tu P71. M. C. Fuss, R. Colmenares, A. Muñoz, F. Blanco, D. Almeida, P. Limão-Vieira and G. García.</text:p>
        </text:list-item>
        <text:list-item>
          <text:p text:style-name="P38">Electron and positron tracks in liquid water. 2nd Nano-IBCT Conference, Sopot, Poland (2013). Book of abstracts, Pag. 31. F. Blanco, A. Muñoz, D. Almeida, F. Ferreira da Silva, P. Limão-Vieira, G. García<text:line-break/></text:p>
        </text:list-item>
        <text:list-item>
          <text:p text:style-name="P42">Low energy electron and positron transport in biologically relevant materials. Quantum Scattering codes and Monte Carlo simulations to model dynamical processes in biosystems-QSMC2012, Invited Lecture, Madrid, November <text:s/>2012. R. D. White, R. E. Robson, G. Boyle, W. Tattersall, M. Casey, S. Dujko, Z. Lj. Petrovic, <text:s/>M. J. Brunger, S. J. Buckman, G. García, A. Muñoz</text:p>
        </text:list-item>
        <text:list-item>
          <text:p text:style-name="P43">Electron scattering cross sections from HCN over a broad energy range (0.1-10000 eV): Influence of the permanent dipole moment on the scattering process. <text:s/>Quantum Scattering codes and Monte Carlo simulations to model dynamical processes in biosystems-QSMC2012. Invited Lecture, <text:s/>Madrid, November <text:s/>2012. <text:s/>A. G. Sanz, M. C. Fuss, F. Blanco, F. Sebastianelli, F. A. Gianturco, G. García, A. Muñoz</text:p>
        </text:list-item>
        <text:list-item>
          <text:p text:style-name="P39">Electron and positron scattering with nanostructures (atomic clusters and macromolecules). Saint Petersburg, Russia,September 2012. Dynamics of Systems on the Nanoscale-DySoN2012. Invited Lecture. Books of abstracts. Pag. 46. G. García <text:s/>A. Muñoz </text:p>
        </text:list-item>
        <text:list-item>
          <text:p text:style-name="P44">Data needs for track structure modelling. Workshop on Nano-IBCT data base development, Invited Lecture, Vienna, <text:s/>February 2012. G. García, A. Muñoz.</text:p>
        </text:list-item>
        <text:list-item>
          <text:p text:style-name="P40"><text:span text:style-name="T13">Modelling radiation interactions in condensed matter for biomedical applications. Australia-Korea Workshop on biomedical uses of plasmas. Invited Lecture. Murramarang, NSW Australia, February 2012. G. García, A. Muñoz.</text:span><text:line-break/></text:p>
        </text:list-item>
        <text:list-item>
          <text:p text:style-name="P41"><text:soft-page-break/>A simulation tool for designing and characterizing CdZnTe GAMMA-Ray Detectors. IEEE Nuclear Science Symposium and Medical Imaging Conference. 23-29 Oct. 2011. J. C. Oller, J. Castilla, A. Muñoz, O. Vela, P. Arce, L. Romero, J. M. Pérez</text:p>
        </text:list-item>
        <text:list-item>
          <text:p text:style-name="P45">Colisiones de electrones con etileno. Congreso: XXXIII Reunión Bienal de la Real Sociedad Española de Física. Conferencia invitada, Libro de resúmenes. Santander, Septiembre 2011. M.C. Fuss, A. Muñoz, J.C. Oller, F. Blanco, T.P.D. Do, K. Nixon, M.J. Brunger, D. Almeida, P. Limão-Vieira, G. García</text:p>
        </text:list-item>
        <text:list-item>
          <text:p text:style-name="P46">Radiation induced damage by secondary electrons in condensed water molecules. International Conference on Photonic, Electronic and Atomic Colllisions ICPEAC 2011, Poster, <text:s/>Abstracts <text:s/>book, Belfast ,August 2011. A. G. Sanz, M. C. Fuss, A. Muñoz, J. C. Oller, F. Blanco and G. García</text:p>
        </text:list-item>
        <text:list-item>
          <text:p text:style-name="P47">Modelling low energy electron and positron tracks for biomedical applications. International Conference on Photonic, Electronic and Atomic Colllisions ICPEAC, Belfast, August 2011. A. G. Sanz, M. C. Fuss, A. M. Roldán, J. C. Oller, F. Blanco, P. Limão-Vieira, M. J. Brunger, S. J. Buckman and G. García</text:p>
        </text:list-item>
        <text:list-item>
          <text:p text:style-name="P48">Modelling electron and positron interactions for biomedical applications. Virtual Atomic and Molecular Data Centre VAMDC 2011 Meeting, Invited talk, Abstracts <text:s/>book, Cambridge, March 2011. M. C. Fuss, <text:s/>A. Muñoz, J. C. Oller, F. Blanco,C. Huerga, M. Téllez, and G. García<text:line-break/></text:p>
        </text:list-item>
        <text:list-item>
          <text:p text:style-name="P38">Modelling electron and positron interactions for biomedical applications. MC2010, An international workshop in Monte Carlo computational methods in radiation track simulation and applications in physical, biological, and medical sciences. Stockholm, November 2010. M. C. Fuss, <text:s/>A. Muñoz, J. C. Oller, F. Blanco,C. Huerga, M. Téllez, and G. García.</text:p>
        </text:list-item>
        <text:list-item>
          <text:p text:style-name="P38">Radiation induced damage in condensed water molecules. 16th International Conference on Solid State Dosimetry-SSD, Sydney, Australia, September 2010 . A. G. Sanz, M. C. Fuss, A. Williart, M.J.G. Borge, O. Tengblad, Y. Prezado, A. Muñoz, A. Perea, A. Cruz, <text:s/>and G. García .</text:p>
        </text:list-item>
        <text:list-item>
          <text:p text:style-name="P38">Positron track simulation in water. 16th International Conference on Solid State Dosimetry-SSD, <text:s/>Sydney, Australia, September 2010. M. C. Fuss, <text:s text:c="2"/>A. Muñoz, <text:s text:c="2"/>F. Blanco,R.P. McEachram, C. Makochekamba. J. Sullivan, S. J. Buckman, M. J. Brunger, R. White <text:s/>and G. García.</text:p>
        </text:list-item>
        <text:list-item>
          <text:p text:style-name="P38">Modelling single positron tracks in atomic and molecular media. 12th Interantional Workshop on Slow Positron Beam Techniques-SLOPOS. Magnetic Island, Australia, <text:s/>August 2010 . R. P. McEachram, S. J. Buckman, J. Sullivan, M. C. Fuss, A. G. Sanz, A. Muñoz, <text:s/>F. Blanco, <text:s/>and G. García .</text:p>
        </text:list-item>
        <text:list-item>
          <text:p text:style-name="P38">Low energy particle track simulation for biomedical applications. Radiation Damage in Biomolecular Systems-RADAM, Madrid, Spain, July 2010. M. C. Fuss, A. G. Sanz, A. Muñoz, J. C. Oller, F. Blanco,C. Huerga, M. Téllez, and G. García .</text:p>
        </text:list-item>
        <text:list-item>
          <text:p text:style-name="P38">Radiation induced damage in condensed water molecules. 10th European Conference on Atoms, Molecules and Photons ECAMP, Salamanca, Spain, July 2010. A. G. Sanz, M. C. Fuss, A. Williart, C. Cruz, A. Perea, M.J.G. Borge, O. Tengblad, Y. Prezado, A. Muñoz, F. Blanco,C. Huerga, M. Téllez, and G. García .</text:p>
        </text:list-item>
        <text:list-item>
          <text:p text:style-name="P38">Electron interactions with ethylene. 10th European Conference on Atoms, Molecules and Photons ECAMP, Salamanca, Spain, July 2010 . M. C. Fuss, A. Muñoz, J. C. Oller, F. Blanco, T. Do, K. Nixon, M. Brunger, D. Almeida, P. Limão-Vieira and G. García .</text:p>
        </text:list-item>
        <text:list-item>
          <text:p text:style-name="P38">Modelling electron and photon interactions for applications in brachytherapy. 3rd European IRPA Congress, Helsinki, Finland, June 2010 . M. C. Fuss, A. G. Sanz, A. Muñoz, J. C. Oller, F. Blanco,C. Huerga, M. Téllez, and G. García .</text:p>
        </text:list-item>
        <text:list-item>
          <text:p text:style-name="P38">Modelling photon interactions in matter. Photodynamics 2010, Habana, Cuba, February 2010 . A. Muñoz, F. Blanco, G. García .<text:line-break/></text:p>
        </text:list-item>
        <text:list-item>
          <text:p text:style-name="P38">Modelling low energy electron interactions for biomedical applications . Harnack-Haus conference, Berlin, Germany , May 2009 . A. Muñoz, F. Blanco and G. García . </text:p>
        </text:list-item>
        <text:list-item>
          <text:p text:style-name="P38"><text:soft-page-break/>Single electron track simulation in methane. IBER 2009 meeting . Santiago de Compostela, July 2009 . M. Fuss, A. Muñoz, J.C. Oller, F. Blanco, M.-J. Hubin-Fraskin, P. Limão-Vieira and G. García.</text:p>
        </text:list-item>
        <text:list-item>
          <text:p text:style-name="P38">Single electron track simulation in methane . Electron Controlled Chemical Lithography meeting. Istanbul, Turkey, 2009 . M. Fuss, A. Muñoz, F. Blanco <text:s/>and G. García .</text:p>
        </text:list-item>
        <text:list-item>
          <text:p text:style-name="P38">Modelling electron and photon interactions for applications to brachytherapy . Radiation damage in Biomolecular Sysytema RADAM. Frankfurt, Germany, <text:s/>June, 2009. A. Muñoz, F. Blanco, G. <text:s/>García. <text:s/></text:p>
        </text:list-item>
        <text:list-item>
          <text:p text:style-name="P38">Radiation damage in Biomolecular Systems. RADAM 2009, Frankfurt, Germany, <text:s/>June 2009 . A. Muñoz, F. Blanco, G. <text:s/>García .</text:p>
        </text:list-item>
        <text:list-item>
          <text:p text:style-name="P38">Modelling positron interactions in atomic and molecular gases . EIPAM-PEIC 2009, Trieste, Italy, October 2009 . M. Fuss, A. Muñoz, F. Blanco, G. García, R.P. McEachram, C. Makochekanwa, J. Sullivan, S.J. Buckman, M. J. Brunger, R. White and Z. Petrovic .</text:p>
        </text:list-item>
        <text:list-item>
          <text:p text:style-name="P38">Simulation of radiation tracks in matter. ICPEAC International Conference on Photonic, Electronic and Atomic Collisions, Kalamazoo, Michigan, USA, July 2009 . A. Muñoz, F. Blanco, G. García . <text:line-break/></text:p>
        </text:list-item>
        <text:list-item>
          <text:p text:style-name="P38">Thermalisation of high energy electrons and positrons in water vapour. 24th Summer School and International Symposium on the Physics of Ionized Gases, Novi Sad, Serbia August, 25 - 29, 2008. A. Muñoz, F. Blanco, P. Limao-Vieira, P. A. Thorn, M. J. Brunger, S.J. Buckman and G. García.</text:p>
        </text:list-item>
        <text:list-item>
          <text:p text:style-name="P38">Thermalization of High Energy Electrons in Water: from MeV to meV energies. 15th Gaseous Electronics Meeting , NSW-Australia , 2008. A. Muñoz, F. Blanco and <text:s/>G. García .</text:p>
        </text:list-item>
        <text:list-item>
          <text:p text:style-name="P38">Radiation damage induced by low energy electrons and positrons (0-100 eV) in water. RADAM 2008 . Debrecen, Hungary , June 2008. A. Muñoz, F. Blanco and G. García .</text:p>
        </text:list-item>
        <text:list-item>
          <text:p text:style-name="P38">Secondary electron tracks generated by synchrotron radiation in water . SYRAD 2008 . Grenoble, France , June 2008. A. Muñoz, F. Blanco and G. García .</text:p>
        </text:list-item>
        <text:list-item>
          <text:p text:style-name="P38">Electron scattering cross sections and stopping powers in THF . Control of Molecular Processes Induced by Electrons and Photons. Roma, Italia , October 2008 . D. Almeida, A. Muñoz, F. Blanco, P. Limão-Vieira and G. García .</text:p>
        </text:list-item>
        <text:list-item>
          <text:p text:style-name="P38">Modelling low energy electron interactions with biologically relevant molecules . ARC Centre of Excellence for Antimatter-Matter Studies Joint CAMS/European Workshop. Perth, Australia , November 2008 . A. Muñoz, F. Blanco and G. García .<text:line-break/></text:p>
        </text:list-item>
        <text:list-item>
          <text:p text:style-name="P38">Modelo de deposito de energía a nivel molecular para electrones en agua. XXXI Reunión Bienal de la Real Sociedad Española de Física , Granada, 10-14 septiembre de 2007 . A. M. Roldán, F. Blanco y G. García.</text:p>
        </text:list-item>
        <text:list-item>
          <text:p text:style-name="P38">Microdosimetría de electrones en agua para aplicaciones de braquiterapia con Ru-106. XXXI Reunión Bienal de la Real Sociedad Española de Física , Granada, 10-14 septiembre de 2007 . C. Huerga, M. Téllez,A. Maira Vidal, A. Muñoz, M. J. G. Borge, O. Tengblad, A. Williart, G. García.</text:p>
        </text:list-item>
        <text:list-item>
          <text:p text:style-name="P38">Electron Scattering and Stopping Powers of Electrons in Biomolecular Sysytems . ECAMP 2007 , Grecia, Crete , May 2007. A. Muñoz, <text:s text:c="2"/>J. C. Oller, F. Blanco, P. Limão-Vieira, G. García.</text:p>
        </text:list-item>
        <text:list-item>
          <text:p text:style-name="P38">Thermalization of High Energy Electrons in Water. COST United Kingdom , Oxford , Sept 2007 . A. Muñoz, F. Blanco and <text:s/>G. García .</text:p>
        </text:list-item>
        <text:list-item>
          <text:p text:style-name="P38">Energy Deposition Model at the Molecular level for Electrons in Water . Symposium on Radiation Effectes of Biomedical Interest , Hveragerði , Islandia, May 2007. A. Muñoz, F. Blanco and G. García .<text:line-break/></text:p>
        </text:list-item>
        <text:list-item>
          <text:p text:style-name="P38"><text:soft-page-break/>Inelastic scattering and stopping power of electrons in H2 and H2O . RADAM Conference 2006, Groningen. A. Muñoz, J. M.Pérez, J. C. Oller, F. Blanco, M. Vinodkumar, P Limão-Vieira and G. García . <text:s/></text:p>
        </text:list-item>
        <text:list-item>
          <text:p text:style-name="P38">Simulation of low energy electron tracks in media of radiological interest . RADAM Conference 2006 , Groningen. A. Muñoz, J. M.Pérez, J. C. Oller, F. Blanco <text:s/>and G. García .</text:p>
        </text:list-item>
        <text:list-item>
          <text:p text:style-name="P38">Energy loss and stopping power of electrons in water . 8th Iberian Joint Meeting on Atomic and Molecular Physics, IBER 2006 , Aranjuez . A. Muñoz, J. C. Oller, J. M. Pérez, F. Blanco, M. Vinodkuma, P. Limão-Vieira, N. J. Mason <text:s/>and G. García .</text:p>
        </text:list-item>
        <text:list-item>
          <text:p text:style-name="P38">Stopping power of electrons in water . EIPAM 2006 , Malta , September 2006 . A. Muñoz, J. M. Pérez, J. C. Oller, P. Limão-Vieira, M. Vinodkumar, P. Kendall, P. Holtom, N. J. Mason and G. García .<text:line-break/></text:p>
        </text:list-item>
        <text:list-item>
          <text:p text:style-name="P38">Energía media de ionización y factores de Fano para electrones en aire. XXX Reunión Bienal de la Real Sociedad Española de Física Orense, 12-17 septiembre 2005 . A. Williart, A. Muñoz, J. M. Pérez, F. Blanco, J. Rosado, G. García .</text:p>
        </text:list-item>
        <text:list-item>
          <text:p text:style-name="P38">Daño por radiación a nivel molecular en sistemas biológicos. XXX Reunión Bienal de la Real Sociedad Española de Física Orense, septiembre de 2005 . J. Rosado, J.C. Oller, A. Muñoz, J. M. Pérez, A. Williart, F. Blanco, G. García .</text:p>
        </text:list-item>
        <text:list-item>
          <text:p text:style-name="P38">Electron interaction in methane based tissue equivalent materials from 10 to 10000 eV. XXIV ICPEAC (International conference on photonic, electronic and atomic collisions) . Rosario (Argentina), 20-26 julio 2005 . J. Rosado, A. Williart, F. Blanco, J. M. Pérez, A. Muñoz, J.C. Oller, G. García </text:p>
        </text:list-item>
        <text:list-item>
          <text:p text:style-name="P38">Inelastic scattering and stopping power of electrons in tissue equivalent materials. RADAM Conference 2005 (radiation damage in biomolecular systems) . COST P9 Action - European Science Foundation, Postdam (Alemania), 17-20 marzo 2005 A. Williart, J. Rosado, J.C. Oller, J. M. Pérez, A. Muñoz, F. Blanco and G. García .</text:p>
        </text:list-item>
        <text:list-item>
          <text:p text:style-name="P38">Energy deposition model at molecular level for ionisation chambers . RADAM Conference 2005 . Potsdamm , 2005 . A. Muñoz, J. M. Pérez, J. C. Oller, <text:s/>F. Blanco and G. García .</text:p>
        </text:list-item>
        <text:list-item>
          <text:p text:style-name="P38">Energy deposition model at molecular level in tissue equivalent materials . RADAM Conference 2005 , Potsdamm . A. Muñoz, F. Blanco and <text:s/>G. García .</text:p>
        </text:list-item>
        <text:list-item>
          <text:p text:style-name="P38">Daño por radiación a nivel molecular . Encuentro de Física de sistemas complejos y ciencias de la vida . Aranjuez , 2005. Autores: A. Muñoz, F. Blanco y G. García ,</text:p>
        </text:list-item>
        <text:list-item>
          <text:p text:style-name="P38">W-values and stopping powers of electrons in methane based tissue equivalent materials from 10 to 10000 eV . 14th International Symposium on Microsdosimetry- MICROS2005 , Venecia 2005. A. Muñoz, J. C. Oller, J. M. Pérezz, A. Williart, F. Blanco, <text:s/>P. Limão-Vieira and G. García .<text:line-break/></text:p>
        </text:list-item>
        <text:list-item>
          <text:p text:style-name="P38">Energy deposition model for electrons in air . WG3 meeting of the COST Action P9 , College of Surgeon in Ireland, Dublin, 2004. A. Muñoz, F. Blanco and G. García .</text:p>
        </text:list-item>
        <text:list-item>
          <text:p text:style-name="P38">Application of electron spectroscopy techniques to dosimetric issues . VIII European Conference on Atomic and Molecular Physics (ECAMP) , Rennes , France, 2004. A. Muñoz, F. Blanco and G. García .</text:p>
        </text:list-item>
        <text:list-item>
          <text:p text:style-name="P38">Secondary electron interaction and radiation damage . Lecture Invited talk , University of <text:s/>Lisbon , 2004. Autores: A. Muñoz, F. Blanco and G. García .</text:p>
        </text:list-item>
        <text:list-item>
          <text:p text:style-name="P38">Wind Speed Downscaling Combininig Mesoscale and Neural Autorregressive Models. European Wind Energy Conference &amp; Exhibition, London, 2004. E. García, A. S. Cofiño, J. Navarro, J. M. Gutiérrez, A. Muñoz.</text:p>
        </text:list-item>
        <text:list-item>
          <text:p text:style-name="P38">On Going Development of the UPMPREDICTION Project. European Wind Energy Conference &amp; Exhibition, London, 2004. A. Costa, <text:s/>A. Crespo, J. Navarro, A. Muñoz.</text:p>
        </text:list-item>
        <text:list-item>
          <text:p text:style-name="P38"><text:soft-page-break/>Downscaling Wind Speed and <text:s/>Wind Power Forecasting Combining Mesoscale Outputs and Neural Autoregressive Models. European Wind Energy Conference &amp; Exhibition, London, 2004. E. García, <text:s/>J. M. Gutiérrez, J. Navarro, A. Muñoz.</text:p>
        </text:list-item>
        <text:list-item>
          <text:p text:style-name="P38">A New Approach to the Modeling of <text:s/>Low Energy Gamma Photon Interactions in Air. 11th International Congress of the IRPA, <text:s/>International Radiation Protection Association, Madrid, <text:s/>Mayo 2004. A. Muñoz, <text:s/>A. Williart, <text:s text:c="2"/>G. García, <text:s/>J.M. Pérez.<text:line-break/></text:p>
        </text:list-item>
        <text:list-item>
          <text:p text:style-name="P38">Energy deposition model for electrons in air at incident energies from 0.1 to 10 keV . XXIII International Conference on Photonic, Electronic and Atomic Collisions (ICPEAC) , Stockholm, <text:s/>2003. Autores: A. M. Roldán, A. Williart, J. M. Pérez and G. García .</text:p>
        </text:list-item>
        <text:list-item>
          <text:p text:style-name="P38">Secondary electron interaction and radiation damage . 2nd Electron and Positron Induced Chemistry meeting, Prague , 2003 . <text:s/>A. Muñoz, F. Blanco and G. García .</text:p>
        </text:list-item>
        <text:list-item>
          <text:p text:style-name="P38">Montecarlo Simulation of Low Energy Electron Interactions in Air. XXIX Reuniones Bienales de Física y Química, <text:s/>Madrid, Julio <text:s/>2003. A. Muñoz, <text:s/>J.M. Pérez, <text:s/>A. Williart, <text:s/>F. Blanco, <text:s/>G. García.</text:p>
        </text:list-item>
        <text:list-item>
          <text:p text:style-name="P38">LocalPred and RegioPred. Advanced tools for wind energy prediction in complex terrain. Congreso Europeo de Energía Eólica, Madrid, 2003. Edición especial de la revista Wind Energy Journal. I. Martí, J. Usaola, I. Sánchez, M. García, J. Navarro, A. Muñoz, G. González, B. Díaz-Guerra. Artículo y paper.</text:p>
        </text:list-item>
        <text:list-item>
          <text:p text:style-name="P38">Wind Power Prediction in Complex Terrain. LocalPred and SIPREOLICO. European Wind Energy Conference &amp; Exhibition EWEC 2003, Madrid. Edición especial de la revista Wind Energy Journal. I. Martí, J. Usaola, I. Sánchez, M. García, J. Navarro, A. Muñoz, et al.<text:line-break/></text:p>
        </text:list-item>
        <text:list-item>
          <text:p text:style-name="P38">Improving Prediction Models in Complex Terrain. Global Windpower Conference (EWEC), Paris, 2002. I. Martí, <text:s/>T.S. Nielsen, <text:s/>H. Madsen, <text:s text:c="2"/>A. Muñoz, <text:s/>S. Pérez.</text:p>
        </text:list-item>
        <text:list-item>
          <text:p text:style-name="P38">Prediction Models in Complex Terrain. European Wind Energy Conference (EWEC), Copenhagen, Denmark, 2001. I. Martí, T.S. Nielsen, H. Madsen, <text:s/>J. Navarro, <text:s/>A. Muñoz, et al.</text:p>
        </text:list-item>
        <text:list-item>
          <text:p text:style-name="P38">Design and Evaluation of an Advanced Alarm Prototype for Light Water Reactors. 13th Triennial Congress of the International Ergonomics Association, Tampere, Finlandia. Proceedings, 1997. <text:s/>ISBN: 951-802-1902.</text:p>
        </text:list-item>
        <text:list-item>
          <text:p text:style-name="P38">Diseño y Construcción de un Prototipo de Sistema Avanzado de Tratamiento de Alarmas. XXII Reunión anual <text:s/>de la Sociedad Nuclear Española, Santander, 1996.</text:p>
        </text:list-item>
        <text:list-item>
          <text:p text:style-name="P38">Resolución Numérica de Ecuaciones N-Dimensionales de Fokker-Planck. Aplicaciones en Problemas de Transporte y Sistemas Estocásticos. XXIV Congreso Bienal Real Sociedad Española de Física, Jaca, Septiembre 1993. A. Muñoz, <text:s/>A. García-Olivares.</text:p>
        </text:list-item>
      </text:list>
      <text:h text:style-name="P4" text:outline-level="1">REALIZACIÓN DE ESTUDIOS, INFORMES Y DICTÁMENES DE CARÁCTER TÉCNICO</text:h>
      <text:p text:style-name="Standard"/>
      <text:list xml:id="list160303583306917" text:continue-list="list4316425443036078093" text:style-name="List_20_1">
        <text:list-item>
          <text:p text:style-name="lista_20_junta">Desarrollo del programa de simulación TRQ y manual de usuario. CIEMAT I12/AC-003/90</text:p>
        </text:list-item>
        <text:list-item>
          <text:p text:style-name="lista_20_junta">Descripción y guía de utilización del Código CHAPKOL. CIEMAT I12/AC-005/91.</text:p>
        </text:list-item>
        <text:list-item>
          <text:p text:style-name="lista_20_junta">Desarrollo de una Interfase Gráfica ICARE-DISSPLA. CIEMAT I12/AC-009/91.</text:p>
        </text:list-item>
        <text:list-item>
          <text:p text:style-name="lista_20_junta">Informe de implementación del código CFEST en el cluster de VAX del CIEMAT.<text:line-break/>CIEMAT <text:s/>I12/AC-010/91.</text:p>
        </text:list-item>
        <text:list-item>
          <text:p text:style-name="lista_20_junta">Informe de implementación del código CONTAIN-v110 en la plataforma IBM3090.<text:line-break/>CIEMAT <text:s/>I12/AC-012/91.</text:p>
        </text:list-item>
        <text:list-item>
          <text:p text:style-name="lista_20_junta">Informe de implementación e Integración de los códigos CONTAIN y POSTCON.<text:line-break/>CIEMAT <text:s/>I12/AC-014/91.</text:p>
        </text:list-item>
        <text:list-item>
          <text:p text:style-name="lista_20_junta">Estudio del compilador de FORTRAN FORTVS24 de la plataforma IBM-3090.<text:line-break/>CIEMAT I12/AC-015/91.</text:p>
        </text:list-item>
        <text:list-item>
          <text:p text:style-name="lista_20_junta">Optimización de rendimiento y vectorización del código CHAPKOL. CIEMAT I12/AC-019/91.</text:p>
        </text:list-item>
        <text:list-item>
          <text:p text:style-name="lista_20_junta">Desarrollo de una interfase gráfica CALCOMP-DISSPLA. Adaptación al código MESOI.<text:line-break/>CIEMAT I12/AC-020/91.</text:p>
        </text:list-item>
        <text:list-item>
          <text:p text:style-name="lista_20_junta">Informe de modificaciones y mejoras realizadas en el código RIVLAK. CIEMAT <text:s/>I12/AC-022/91.</text:p>
        </text:list-item>
        <text:list-item>
          <text:p text:style-name="lista_20_junta">Informe de implementación del Código EQ3/6 en el cluster de VAX. CIEMAT <text:s/>I12/AC-036/91.</text:p>
        </text:list-item>
        <text:list-item>
          <text:p text:style-name="lista_20_junta">Informe de instalación del paquete de códigos DISPERS en plataforma Windows.<text:line-break/>CIEMAT <text:s/>I12/AC-004/92.</text:p>
        </text:list-item>
        <text:list-item>
          <text:p text:style-name="lista_20_junta">Informe de implementación del código RANCHMD. CIEMAT I12/AC-006/92.</text:p>
        </text:list-item>
        <text:list-item>
          <text:p text:style-name="lista_20_junta">Informe de instalación del Código UCB-NE-10 en plataforma Windows. CIEMAT I12/AC-010/92.</text:p>
        </text:list-item>
        <text:list-item>
          <text:p text:style-name="lista_20_junta">Informe de instalación del código WAPPA en plataforma IBM 3090. CIEMAT I12/AC-012/92.</text:p>
        </text:list-item>
        <text:list-item>
          <text:p text:style-name="lista_20_junta">Procedimiento POSTPRINT. Guía de utilización. CIEMAT I12/AC-013/92.</text:p>
        </text:list-item>
        <text:list-item>
          <text:p text:style-name="lista_20_junta">Desarrollo del procedimiento PRSPFC y guía de utilización. CIEMAT I12/AC-019/92.</text:p>
        </text:list-item>
        <text:list-item>
          <text:p text:style-name="lista_20_junta">Informe de implementación del código SOLUPLOT. CIEMAT I12/AC-020/92. </text:p>
        </text:list-item>
        <text:list-item>
          <text:p text:style-name="lista_20_junta">Desarrollo del procedimiento PM y modo de utilización. CIEMAT I12/AC-023/92.</text:p>
        </text:list-item>
        <text:list-item>
          <text:p text:style-name="lista_20_junta">Informe de instalación del código WAPPA en el cluster de VAX. CIEMAT I12/AC-024/92.</text:p>
        </text:list-item>
        <text:list-item>
          <text:p text:style-name="lista_20_junta"><text:soft-page-break/>Informe de modificaciones y mejoras realizadas en el interfaz de usuario del procedimiento NETDIS. CIEMAT I12/AC-025/92</text:p>
        </text:list-item>
        <text:list-item>
          <text:p text:style-name="lista_20_junta">Informe de instalación del código WATEQ4F. CIEMAT I12/AC-032/92.</text:p>
        </text:list-item>
        <text:list-item>
          <text:p text:style-name="lista_20_junta">Procedimiento T2D para manipulación de cintas magnéticas. CIEMAT I12/AC-033/92.</text:p>
        </text:list-item>
        <text:list-item>
          <text:p text:style-name="lista_20_junta">Informe de Implementación del código SAFE-SHELL en plataforma Windows. <text:line-break/>CIEMAT I12/AC-036/92.</text:p>
        </text:list-item>
        <text:list-item>
          <text:p text:style-name="lista_20_junta">Informe de implementación del código AYER. CIEMAT I12/AC-044/92.</text:p>
        </text:list-item>
        <text:list-item>
          <text:p text:style-name="lista_20_junta">Informe de implementación y adaptación del código MESOI 2.0. CIEMAT I12/AC-004/93.</text:p>
        </text:list-item>
        <text:list-item>
          <text:p text:style-name="lista_20_junta">Análisis de Potencias de Calculo en las Máquinas del CIEMAT. CIEMAT I12/AC-005/93.</text:p>
        </text:list-item>
        <text:list-item>
          <text:p text:style-name="lista_20_junta">Guía de utilización del procedimiento XPRI. CIEMAT I12/AC-011/93.</text:p>
        </text:list-item>
        <text:list-item>
          <text:p text:style-name="lista_20_junta">Informe de implementación del código MILDOS-AREA en el cluster de VAX.<text:line-break/>CIEMAT I12/AC-018/93.</text:p>
        </text:list-item>
        <text:list-item>
          <text:p text:style-name="lista_20_junta">Informe de implementación del código PHRQPITZ en cluster de VAX. CIEMAT I12/AC-022/93.</text:p>
        </text:list-item>
        <text:list-item>
          <text:p text:style-name="lista_20_junta">Informe de implementación del código CHEMTRN en plataforma IBM 3090.<text:line-break/>CIEMAT I12/AC-024/93.</text:p>
        </text:list-item>
        <text:list-item>
          <text:p text:style-name="lista_20_junta">Guía para la utilización de DISSPLA en los ordenadores del CIEMAT. CIEMAT I12/AC-025/93.</text:p>
        </text:list-item>
        <text:list-item>
          <text:p text:style-name="lista_20_junta">Informe de implementación del código SAFE-SHELL en en plataforma Cray YMP.<text:line-break/>CIEMAT I12/AC-002/94.</text:p>
        </text:list-item>
        <text:list-item>
          <text:p text:style-name="lista_20_junta">Informe de implementación del código TOUGH2 en plataforma Cray. CIEMAT I12/AC-008/94.</text:p>
        </text:list-item>
        <text:list-item>
          <text:p text:style-name="lista_20_junta">Informe de implementación del código GEOTHER en plataforma IBM 3090. <text:line-break/>CIEMAT I12/AC-010/94.</text:p>
        </text:list-item>
        <text:list-item>
          <text:p text:style-name="lista_20_junta">Informe deImplementación del Código MCNP-4A en plataforma Cray. CIEMAT I12/AC-014/94.</text:p>
        </text:list-item>
        <text:list-item>
          <text:p text:style-name="lista_20_junta">Informe de implementación del Código RAMS3A en plataformas IBM y Cray. <text:line-break/>CIEMAT I12/AC-012/95.</text:p>
        </text:list-item>
        <text:list-item>
          <text:p text:style-name="lista_20_junta">Informe sobre el porte del código TRAY a la plataforma SGI Origin 3K. Septiembre 1998.</text:p>
        </text:list-item>
        <text:list-item>
          <text:p text:style-name="lista_20_junta">Informe sobre el porte del código MCNPX-4D a la arquitectura SGI Altix 3000. Julio 2003.</text:p>
        </text:list-item>
        <text:list-item>
          <text:p text:style-name="lista_20_junta">Modelización de Contaminación Atmosférica por Resuspensión de Plutonio. <text:line-break/>CIEMAT IMA/PPRI/51D17/01/96.</text:p>
        </text:list-item>
        <text:list-item>
          <text:p text:style-name="lista_20_junta">Descripción del programa para predicción local de viento LocalPred 1.0. 2002.</text:p>
        </text:list-item>
      </text:list>
      <text:p text:style-name="Standard"/>
      <text:h text:style-name="P4" text:outline-level="1">OBTENCIÓN, CLASIFICACIÓN Y EVALUACIÓN DE DATOS DE INTERÉS GENERAL</text:h>
      <text:p text:style-name="Standard"/>
      <text:p text:style-name="Standard">Responsable elaboración y mantenimiento páginas web del CIEMAT referentes al área de informática científica y arquitecturas de altas prestaciones, con <text:s/>el objetivo de ayudar a los usuarios en sus problemas más frecuentes. Páginas web destacables:</text:p>
      <text:list xml:id="list160304427170270" text:continue-list="list160303091944636" text:style-name="List_20_5">
        <text:list-item>
          <text:p text:style-name="List_20_Indent">Página de soporte de Supercomputación.</text:p>
        </text:list-item>
        <text:list-item>
          <text:p text:style-name="List_20_Indent">Guía de utilización de la plataforma Cray J916 del CIEMAT.</text:p>
        </text:list-item>
        <text:list-item>
          <text:p text:style-name="List_20_Indent">Guía de utilización de la plataforma Cray <text:s/>t3e del CIEMAT.</text:p>
        </text:list-item>
        <text:list-item>
          <text:p text:style-name="List_20_Indent">Guía de utilización de la SGI Origin 3000 del CIEMAT.</text:p>
        </text:list-item>
        <text:list-item>
          <text:p text:style-name="List_20_Indent">Guía de utilización de la SGI Altix 3000.</text:p>
        </text:list-item>
        <text:list-item>
          <text:p text:style-name="List_20_Indent">Página de preguntas más frecuentes en Supercomputación.</text:p>
        </text:list-item>
        <text:list-item>
          <text:p text:style-name="List_20_Indent">Tabla de productos software en plataformas UNIX con soporte de Informática.</text:p>
        </text:list-item>
      </text:list>
      <text:p text:style-name="Standard"/>
      <text:p text:style-name="Standard"/>
      <text:p text:style-name="Standard">Colaborador en la elaboración y mantenimiento de otras páginas web del CIEMAT mantenidas por otros grupos:</text:p>
      <text:list xml:id="list160303159600133" text:continue-numbering="true" text:style-name="List_20_5">
        <text:list-item>
          <text:p text:style-name="List_20_Indent">Tabla de productos software científico en plataformas Windows con soporte de Informática.</text:p>
        </text:list-item>
        <text:list-item>
          <text:p text:style-name="List_20_Indent">Utilización del cluster Lince.</text:p>
        </text:list-item>
      </text:list>
      <text:h text:style-name="P4" text:outline-level="1">PARTICIPACIÓN EN ACTIVIDADES DE FORMACIÓN</text:h>
      <text:p text:style-name="Standard"/>
      <text:p text:style-name="Standard">Colaboración en el diseño del plan global de formación de Informática del CIEMAT en lo referente a mi área de trabajo: software científico, programación, sistemas operativos, herramientas de desarrollo.</text:p>
      <text:p text:style-name="Standard"/>
      <text:p text:style-name="Standard">Cursos impartidos:</text:p>
      <text:list xml:id="list160304218957180" text:continue-numbering="true" text:style-name="List_20_5">
        <text:list-item>
          <text:p text:style-name="List_20_Indent">Programación con Mathematica.</text:p>
        </text:list-item>
        <text:list-item>
          <text:p text:style-name="List_20_Indent">Programación en lenguaje Fortran y Fortran 90. 2002.</text:p>
        </text:list-item>
        <text:list-item>
          <text:p text:style-name="List_20_Indent">Sistema operativo Linux. 2003.</text:p>
        </text:list-item>
        <text:list-item>
          <text:p text:style-name="List_20_Indent">Sistema Operativo Linux, utilización del entorno y sus herramientas. 2004.</text:p>
        </text:list-item>
      </text:list>
      <text:p text:style-name="Standard"/>
      <text:p text:style-name="Standard">Elaboración de manuales:</text:p>
      <text:list xml:id="list160304341671344" text:continue-numbering="true" text:style-name="List_20_5">
        <text:list-item>
          <text:p text:style-name="List_20_Indent">Curso de Mathemática Avanzado.</text:p>
        </text:list-item>
        <text:list-item>
          <text:p text:style-name="List_20_Indent">Curso de programación en Fortran 90.</text:p>
        </text:list-item>
        <text:list-item>
          <text:p text:style-name="List_20_Indent">Sistema operativo Linux. Entorno y herramientas</text:p>
        </text:list-item>
      </text:list>
      <text:p text:style-name="Standard"/>
      <text:p text:style-name="Standard">Elaboración y mantenimiento de páginas web relacionadas con el área de Informática científica (ya mencionado anteriormente).</text:p>
      <text:h text:style-name="P4" text:outline-level="1">SEMINARIOS, CURSOS AVANZADOS, CONFERENCIAS</text:h>
      <text:p text:style-name="Standard"/>
      <text:list xml:id="list160303024224729" text:continue-numbering="true" text:style-name="List_20_5">
        <text:list-item>
          <text:p text:style-name="List_20_Indent">“Procesamiento Vectorial en el ordenador IBM-3090”. 1991.</text:p>
        </text:list-item>
        <text:list-item>
          <text:p text:style-name="List_20_Indent">“Fourth IMSL Usar Group Europe Conference”. Paris, France, 1991.</text:p>
        </text:list-item>
        <text:list-item>
          <text:p text:style-name="List_20_Indent">“I Reunión de Intercambio sobre Matemática y Estadística”. Madrid, 1991.</text:p>
        </text:list-item>
        <text:list-item>
          <text:p text:style-name="List_20_Indent">“Computación Vectorial en Plataformas Cray”. 1991.</text:p>
        </text:list-item>
        <text:list-item>
          <text:p text:style-name="List_20_Indent">“Gráficos en la Ciencia y Sistemas <text:s/>de Visualización por Ordenador”. 1992.</text:p>
        </text:list-item>
        <text:list-item>
          <text:p text:style-name="List_20_Indent">“Supercomputación Vectorial y Paralela”. 1993.</text:p>
        </text:list-item>
        <text:list-item>
          <text:p text:style-name="List_20_Indent">“XXIV Congreso Bienal Real Sociedad Española de Física, Jaca”. 1993.</text:p>
        </text:list-item>
        <text:list-item>
          <text:p text:style-name="List_20_Indent">“Gráficos en la Ciencia”. 1993.</text:p>
        </text:list-item>
        <text:list-item>
          <text:p text:style-name="List_20_Indent">“Cray T3E Applications Programming”. 1996.</text:p>
        </text:list-item>
        <text:list-item>
          <text:p text:style-name="List_20_Indent">“Administración de Irix para Origin 3800”. 2001.</text:p>
        </text:list-item>
        <text:list-item>
          <text:p text:style-name="List_20_Indent">“Origin Optimization and Parallelization Training”. 2001.</text:p>
        </text:list-item>
        <text:list-item>
          <text:p text:style-name="List_20_Indent">“SGI Altix Applications Development and Optimization”. 2003.</text:p>
        </text:list-item>
      </text:list>
      <text:h text:style-name="P4" text:outline-level="1">EXPERIENCIA EN CENTROS DE INVESTIGACIÓN y TECNOLÓGICOS</text:h>
      <text:p text:style-name="Standard"/>
      <text:p text:style-name="Standard">20 años de permanencia en el CIEMAT <text:s/>(Centro de Investigaciones Energéticas Medioambientales y Tecnológicas) desarrollando tareas en distintos campos de la Informática en general, sobre todo en las áreas de </text:p>
      <text:list xml:id="list160303929190925" text:continue-numbering="true" text:style-name="List_20_5">
        <text:list-item>
          <text:p text:style-name="List_20_Indent">Cálculo numérico, programación, simulaciones</text:p>
        </text:list-item>
        <text:list-item>
          <text:p text:style-name="List_20_Indent">Plataformas de altas prestaciones</text:p>
        </text:list-item>
      </text:list>
      <text:p text:style-name="Standard"/>
      <text:p text:style-name="Standard">Colaboraciones en proyectos y actividades con grupos de investigación del CIEMAT, de universidades y otros organismos <text:span text:style-name="T14">de investigación</text:span>, entre las que destacaría los siguientes:</text:p>
      <text:p text:style-name="Standard"/>
      <text:list xml:id="list160304504077048" text:continue-numbering="true" text:style-name="List_20_5">
        <text:list-item>
          <text:p text:style-name="List_20_Indent">1990-1994<text:line-break/>Instituto de Protección Radiológica y Medio Ambiente, CIEMAT.<text:line-break/>Instituto de Investigación Básica, CIEMAT.</text:p>
        </text:list-item>
        <text:list-item>
          <text:p text:style-name="List_20_Indent">1994-1995<text:line-break/>Universidad Politécnica de Madrid (ETSIT).<text:line-break/>Instituto de Medio Ambiente<text:line-break/>Grupo de Geoquímica e Impacto de Transuránidos, CIEMAT.</text:p>
        </text:list-item>
        <text:list-item>
          <text:p text:style-name="List_20_Indent">1995-1998<text:line-break/>Instituto de Tecnología Nuclear, CIEMAT.<text:line-break/>Halden Reactor Project.<text:line-break/>TECNATOM.</text:p>
        </text:list-item>
        <text:list-item>
          <text:p text:style-name="List_20_Indent">1999-2002<text:line-break/>Departamento de Fusión y Física de Partículas Elementales<text:line-break/>Grupo de Metrología de Radiaciones Ionizantes, CIEMAT.<text:line-break/>Grupo de Tecnologías Avanzadas del CIEMAT.<text:line-break/>Universidad de Michigan.<text:line-break/>Departamento de Combustibles Fósiles, CIEMAT.<text:line-break/>Centro de Desarrollo de Energías Renovables (CEDER).<text:line-break/>Instituto de Energías Renovables, CIEMAT.<text:line-break/>Red Eléctrica Española.<text:line-break/>Planta de Ensayo de Aerogeneradores del CENER (Navarra).</text:p>
        </text:list-item>
        <text:list-item>
          <text:p text:style-name="List_20_Indent">2003-2004<text:line-break/>Departamento de Fusión y Física de Partículas Elementales<text:line-break/>Laboratorio de <text:s/>Electrónica y Automática, CIEMAT.<text:line-break/>Instituto de Matemática y Física Fundamental, CSIC.</text:p>
        </text:list-item>
        <text:list-item>
          <text:p text:style-name="List_20_Indent"><text:soft-page-break/>2004-2007<text:line-break/>Instituto de Energías Renovables (CIEMAT).<text:line-break/>Universidad Politécnica de Madrid.<text:line-break/>Universidad Complutense de Madrid.<text:line-break/>Universidad de Murcia.<text:line-break/>Universidad de Cantabria.<text:line-break/>Universidad del País Vasco.</text:p>
        </text:list-item>
      </text:list>
      <text:p text:style-name="Standard">2007-2010<text:line-break/>Instituto de Matemática y Física Fundamental, CSIC.<text:line-break/>Instituto de Energías Renovables (CIEMAT).<text:line-break/>División de Tecnología de Fusión (CIEMA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StarSymbol" svg:font-family="StarSymbol"/>
    <style:font-face style:name="FreeSans1" svg:font-family="FreeSans" style:font-family-generic="swiss"/>
    <style:font-face style:name="Tahoma1" svg:font-family="Tahoma" style:font-family-generic="swiss"/>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style:font-size-asian="12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text-align="center" style:justify-single-word="false" fo:keep-with-next="always"/>
      <style:text-properties style:font-name="Liberation Sans" fo:font-family="'Liberation Sans'" style:font-family-generic="swiss" style:font-pitch="variable" fo:font-size="14pt" fo:font-weight="bold"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master-page-name="">
      <style:paragraph-properties fo:margin-left="0in" fo:margin-right="0in" fo:margin-top="0.5in" fo:margin-bottom="0.2402in" style:contextual-spacing="false" fo:text-align="start" style:justify-single-word="false" fo:text-indent="0in" style:auto-text-indent="false" style:page-number="auto" fo:background-color="#e6e6e6" fo:padding-left="0.2in" fo:padding-right="0.2in" fo:padding-top="0.0402in" fo:padding-bottom="0.0402in" fo:border="0.06pt solid #000000">
        <style:background-image/>
      </style:paragraph-properties>
      <style:text-properties fo:font-size="7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0402in" fo:margin-right="0in" fo:margin-top="0.1in" fo:margin-bottom="0in" style:contextual-spacing="false" fo:text-indent="0in" style:auto-text-indent="false">
        <style:tab-stops>
          <style:tab-stop style:position="6.9252in" style:type="right" style:leader-style="dotted" style:leader-text="."/>
        </style:tab-stops>
      </style:paragraph-properties>
      <style:text-properties fo:font-size="11pt"/>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list-style-name="List_20_5" style:class="text" style:master-page-name="">
      <style:paragraph-properties fo:margin-left="0.1402in" fo:margin-right="0in" fo:margin-top="0.0799in" fo:margin-bottom="0.0799in" style:contextual-spacing="false" fo:line-height="111%" fo:keep-together="always" fo:text-indent="-0.1201in" style:auto-text-indent="false" style:page-number="auto">
        <style:tab-stops/>
      </style:paragraph-properties>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list_20_indent1Numerada" style:display-name="list indent1Numerada" style:family="paragraph" style:parent-style-name="List_20_Indent" style:auto-update="true" style:list-style-name="Numbering_20_1" style:class="text" style:master-page-name="">
      <style:paragraph-properties fo:margin-left="0.2in" fo:margin-right="0in" fo:text-indent="-0.2in" style:auto-text-indent="false" style:page-number="auto">
        <style:tab-stops/>
      </style:paragraph-properties>
      <style:text-properties fo:font-weight="normal"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Predeterminado_7e_LT_7e_Gliederung_20_1" style:display-name="Predeterminado~LT~Gliederung 1" style:family="paragraph">
      <style:paragraph-properties fo:margin-left="0in" fo:margin-right="0in" fo:margin-top="0in" fo:margin-bottom="0.178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Predeterminado_7e_LT_7e_Gliederung_20_2" style:display-name="Predeterminado~LT~Gliederung 2" style:family="paragraph" style:parent-style-name="Predeterminado_7e_LT_7e_Gliederung_20_1">
      <style:paragraph-properties fo:margin-top="0in" fo:margin-bottom="0.1575in" style:contextual-spacing="false"/>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in" fo:margin-bottom="0.1181in" style:contextual-spacing="false"/>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in" fo:margin-bottom="0.0783in" style:contextual-spacing="false"/>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in" fo:margin-bottom="0.0398in" style:contextual-spacing="false"/>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start" style:justify-single-word="false" style:text-autospace="none"/>
      <style:text-properties fo:color="#ffffcc"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Predeterminado_7e_LT_7e_Untertitel" style:display-name="Predeterminado~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Predeterminado_7e_LT_7e_Notizen" style:display-name="Predeterminado~LT~Notizen"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style>
    <style:style style:name="Predeterminado_7e_LT_7e_Hintergrundobjekte" style:display-name="Predeterminado~LT~Hintergrundobjekte" style:family="paragraph">
      <style:paragraph-properties style:text-autospace="none"/>
    </style:style>
    <style:style style:name="Predeterminado_7e_LT_7e_Hintergrund" style:display-name="Predeterminado~LT~Hintergrund" style:family="paragraph">
      <style:paragraph-properties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Devanagari" fo:font-family="'Lohit Devanagari'" style:font-pitch="variable" fo:font-size="18pt" style:letter-kerning="true" style:font-name-asian="Lohit Devanagari" style:font-family-asian="'Lohit Devanagari'" style:font-pitch-asian="variable" style:font-size-asian="18pt" style:font-name-complex="Lohit Devanagari" style:font-family-complex="'Lohit Devanagari'"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start" style:justify-single-word="false" style:text-autospace="none"/>
      <style:text-properties fo:color="#ffffcc"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style>
    <style:style style:name="Outline_20_1" style:display-name="Outline 1" style:family="paragraph">
      <style:paragraph-properties fo:margin-left="0in" fo:margin-right="0in" fo:margin-top="0in" fo:margin-bottom="0.178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style>
    <style:style style:name="Outline_20_2" style:display-name="Outline 2" style:family="paragraph" style:parent-style-name="Outline_20_1">
      <style:paragraph-properties fo:margin-top="0in" fo:margin-bottom="0.1575in" style: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style: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style: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a" style:family="paragraph">
      <style:paragraph-properties style:text-autospace="none"/>
      <style:text-properties style:use-window-font-color="true" style:font-name="Tahoma1" fo:font-family="Tahoma" style:font-family-generic="swiss" fo:font-size="21pt" style:font-name-asian="Tahoma1" style:font-family-asian="Tahoma" style:font-family-generic-asian="swiss" style:font-size-asian="21pt" style:font-name-complex="Tahoma1" style:font-family-complex="Tahoma" style:font-family-generic-complex="swiss" style:font-size-complex="21pt"/>
    </style:style>
    <style:style style:name="Etiqueta" style:family="paragraph">
      <style:paragraph-properties fo:margin-top="0.1472in" fo:margin-bottom="0.1472in" style:contextual-spacing="false" style:text-autospace="none"/>
      <style:text-properties style:use-window-font-color="true" style:font-name="Tahoma1" fo:font-family="Tahoma" style:font-family-generic="swiss" fo:font-size="17.5pt" fo:font-style="italic" style:font-name-asian="Tahoma1" style:font-family-asian="Tahoma" style:font-family-generic-asian="swiss" style:font-size-asian="17.5pt" style:font-style-asian="italic" style:font-name-complex="Tahoma1" style:font-family-complex="Tahoma" style:font-family-generic-complex="swiss" style:font-size-complex="17.5pt" style:font-style-complex="italic"/>
    </style:style>
    <style:style style:name="Índice" style:family="paragraph">
      <style:paragraph-properties style:text-autospace="none"/>
      <style:text-properties style:use-window-font-color="true" style:font-name="Tahoma1" fo:font-family="Tahoma" style:font-family-generic="swiss" fo:font-size="21pt" style:font-name-asian="Tahoma1" style:font-family-asian="Tahoma" style:font-family-generic-asian="swiss" style:font-size-asian="21pt" style:font-name-complex="Tahoma1" style:font-family-complex="Tahoma" style:font-family-generic-complex="swiss" style:font-size-complex="21pt"/>
    </style:style>
    <style:style style:name="Encabezado_20_1" style:display-name="Encabezado 1" style:family="paragraph">
      <style:paragraph-properties style:text-autospace="none"/>
      <style:text-properties style:use-window-font-color="true" style:font-name="Tahoma" fo:font-family="Tahoma" style:font-family-generic="swiss" style:font-pitch="variable" fo:font-size="28pt" fo:font-weight="bold" style:font-name-asian="Tahoma" style:font-family-asian="Tahoma" style:font-family-generic-asian="swiss" style:font-pitch-asian="variable" style:font-size-asian="28pt" style:font-weight-asian="bold" style:font-name-complex="Tahoma" style:font-family-complex="Tahoma" style:font-family-generic-complex="swiss" style:font-pitch-complex="variable" style:font-size-complex="28pt" style:font-weight-complex="bold"/>
    </style:style>
    <style:style style:name="Encabezado_20_2" style:display-name="Encabezado 2" style:family="paragraph">
      <style:paragraph-properties style:text-autospace="none"/>
      <style:text-properties style:use-window-font-color="true" style:font-name="Tahoma" fo:font-family="Tahoma" style:font-family-generic="swiss" style:font-pitch="variable" fo:font-size="24.5pt" fo:font-style="italic" fo:font-weight="bold" style:font-name-asian="Tahoma" style:font-family-asian="Tahoma" style:font-family-generic-asian="swiss" style:font-pitch-asian="variable" style:font-size-asian="24.5pt" style:font-style-asian="italic" style:font-weight-asian="bold" style:font-name-complex="Tahoma" style:font-family-complex="Tahoma" style:font-family-generic-complex="swiss" style:font-pitch-complex="variable" style:font-size-complex="24.5pt" style:font-style-complex="italic" style:font-weight-complex="bold"/>
    </style:style>
    <style:style style:name="Viñetas" style:family="paragraph">
      <style:paragraph-properties style:text-autospace="none"/>
      <style:text-properties style:use-window-font-color="true" style:font-name="StarSymbol" fo:font-family="StarSymbol" fo:font-size="15.5pt" style:font-name-asian="StarSymbol" style:font-family-asian="StarSymbol" style:font-size-asian="15.5pt" style:font-name-complex="StarSymbol" style:font-family-complex="StarSymbol" style:font-size-complex="15.5pt"/>
    </style:style>
    <style:style style:name="Carácter_20_de_20_numeración" style:display-name="Carácter de numeración" style:family="paragraph">
      <style:paragraph-properties style:text-autospace="none"/>
      <style:text-properties style:use-window-font-color="true" style:font-name="Tahoma" fo:font-family="Tahoma" style:font-family-generic="swiss" style:font-pitch="variable" fo:font-size="21pt" style:font-name-asian="Tahoma" style:font-family-asian="Tahoma" style:font-family-generic-asian="swiss" style:font-pitch-asian="variable" style:font-size-asian="21pt" style:font-name-complex="Tahoma" style:font-family-complex="Tahoma" style:font-family-generic-complex="swiss" style:font-pitch-complex="variable" style:font-size-complex="21pt"/>
    </style:style>
    <style:style style:name="WW-Fuente_20_de_20_párrafo_20_predeter." style:display-name="WW-Fuente de párrafo predeter." style:family="paragraph">
      <style:paragraph-properties style:text-autospace="none"/>
      <style:text-properties style:use-window-font-color="true" style:font-name="Tahoma" fo:font-family="Tahoma" style:font-family-generic="swiss" style:font-pitch="variable" fo:font-size="21pt" style:font-name-asian="Tahoma" style:font-family-asian="Tahoma" style:font-family-generic-asian="swiss" style:font-pitch-asian="variable" style:font-size-asian="21pt" style:font-name-complex="Tahoma" style:font-family-complex="Tahoma" style:font-family-generic-complex="swiss" style:font-pitch-complex="variable" style:font-size-complex="21pt"/>
    </style:style>
    <style:style style:name="Destacado" style:family="paragraph">
      <style:paragraph-properties style:text-autospace="none"/>
      <style:text-properties style:use-window-font-color="true" style:font-name="Tahoma" fo:font-family="Tahoma" style:font-family-generic="swiss" style:font-pitch="variable" fo:font-size="21pt" fo:font-style="italic" style:font-name-asian="Tahoma" style:font-family-asian="Tahoma" style:font-family-generic-asian="swiss" style:font-pitch-asian="variable" style:font-size-asian="21pt" style:font-style-asian="italic" style:font-name-complex="Tahoma" style:font-family-complex="Tahoma" style:font-family-generic-complex="swiss" style:font-pitch-complex="variable" style:font-size-complex="21pt" style:font-style-complex="italic"/>
    </style:style>
    <style:style style:name="List_20_Contents" style:display-name="List Contents" style:family="paragraph" style:parent-style-name="Standard" style:list-style-name="Numbering_20_2" style:class="html" style:master-page-name="">
      <style:paragraph-properties fo:margin-left="0in" fo:margin-right="0in" fo:margin-top="0in" fo:margin-bottom="0.1402in" style:contextual-spacing="false" fo:keep-together="always" fo:text-indent="0in" style:auto-text-indent="false" style:page-number="auto">
        <style:tab-stops/>
      </style:paragraph-properties>
      <style:text-properties fo:font-size="10.5pt"/>
    </style:style>
    <style:style style:name="lista_20_junta" style:display-name="lista junta" style:family="paragraph" style:parent-style-name="List_20_Indent" style:list-style-name="List_20_1" style:class="text">
      <style:paragraph-properties fo:margin-left="0.7in" fo:margin-right="0in" fo:margin-top="0.0201in" fo:margin-bottom="0.0201in" style:contextual-spacing="false" fo:text-indent="-0.1598in" style:auto-text-indent="false">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Citation"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Citation"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Citation"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Citation"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Citation"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Citation"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Citation"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Citation"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Citation"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Citation"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5</text:page-number></text:p>
      </style:footer>
    </style:master-page>
    <style:master-page style:name="Endnote" style:page-layout-name="Mpm2"/>
    <style:master-page style:name="First_20_Page" style:display-name="First Page" style:page-layout-name="Mpm3" style:next-style-name="Standard"/>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R</meta:initial-creator>
    <meta:creation-date>2014-06-12T10:56:45.717747174</meta:creation-date>
    <dc:date>2014-09-18T16:03:02.313649328</dc:date>
    <meta:editing-duration>PT13H29M38S</meta:editing-duration>
    <meta:editing-cycles>82</meta:editing-cycles>
    <meta:generator>LibreOffice/4.2.6.3$Linux_X86_64 LibreOffice_project/420m0$Build-3</meta:generator>
    <dc:creator>A R</dc:creator>
    <meta:document-statistic meta:table-count="0" meta:image-count="0" meta:object-count="0" meta:page-count="35" meta:paragraph-count="377" meta:word-count="9113" meta:character-count="61874" meta:non-whitespace-character-count="53081"/>
  </office:meta>
</office:document-meta>
</file>